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5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7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9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30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31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2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3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>
      <style:text-properties fo:color="#000000"/>
    </style:style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1"/>
        <table:table-column table:style-name="co2" table:number-columns-repeated="10" table:default-cell-style-name="ce11"/>
        <table:table-column table:style-name="co3" table:number-columns-repeated="11" table:default-cell-style-name="ce11"/>
        <table:table-column table:style-name="co4" table:number-columns-repeated="16362" table:default-cell-style-name="ce11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3">
            <text:p>Nº Personas con dosis adicional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9434970" table:style-name="ce6">
            <text:p>9.434.970</text:p>
          </table:table-cell>
          <table:table-cell office:value-type="float" office:value="2019500" table:style-name="ce6">
            <text:p>2.019.500</text:p>
          </table:table-cell>
          <table:table-cell office:value-type="float" office:value="1528900" table:style-name="ce6">
            <text:p>1.528.900</text:p>
          </table:table-cell>
          <table:table-cell office:value-type="float" office:value="333500" table:style-name="ce7">
            <text:p>333.500</text:p>
          </table:table-cell>
          <table:table-cell office:value-type="float" office:value="13316870" table:style-name="ce8">
            <text:p>13.316.870</text:p>
          </table:table-cell>
          <table:table-cell office:value-type="float" office:value="12794052" table:style-name="ce8">
            <text:p>12.794.052</text:p>
          </table:table-cell>
          <table:table-cell office:value-type="percentage" office:value="0.96074017392975974" table:style-name="ce9">
            <text:p>96,1%</text:p>
          </table:table-cell>
          <table:table-cell office:value-type="float" office:value="6810880" table:style-name="ce7">
            <text:p>6.810.880</text:p>
          </table:table-cell>
          <table:table-cell office:value-type="float" office:value="6656939" table:style-name="ce7">
            <text:p>6.656.939</text:p>
          </table:table-cell>
          <table:table-cell office:value-type="float" office:value="46208" table:style-name="ce7">
            <text:p>46.208</text:p>
          </table:table-cell>
          <table:table-cell office:value-type="date" office:date-value="2021-10-13T00:00:00" table:style-name="ce10">
            <text:p>13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1531845" table:style-name="ce6">
            <text:p>1.531.845</text:p>
          </table:table-cell>
          <table:table-cell office:value-type="float" office:value="275200" table:style-name="ce6">
            <text:p>275.200</text:p>
          </table:table-cell>
          <table:table-cell office:value-type="float" office:value="265100" table:style-name="ce6">
            <text:p>265.100</text:p>
          </table:table-cell>
          <table:table-cell office:value-type="float" office:value="64700" table:style-name="ce12">
            <text:p>64.700</text:p>
          </table:table-cell>
          <table:table-cell office:value-type="float" office:value="2136845" table:style-name="ce13">
            <text:p>2.136.845</text:p>
          </table:table-cell>
          <table:table-cell office:value-type="float" office:value="1994202" table:style-name="ce13">
            <text:p>1.994.202</text:p>
          </table:table-cell>
          <table:table-cell office:value-type="percentage" office:value="0.93324597712983393" table:style-name="ce14">
            <text:p>93,3%</text:p>
          </table:table-cell>
          <table:table-cell office:value-type="float" office:value="1063017" table:style-name="ce12">
            <text:p>1.063.017</text:p>
          </table:table-cell>
          <table:table-cell office:value-type="float" office:value="1042005" table:style-name="ce12">
            <text:p>1.042.005</text:p>
          </table:table-cell>
          <table:table-cell office:value-type="float" office:value="15613" table:style-name="ce12">
            <text:p>15.613</text:p>
          </table:table-cell>
          <table:table-cell office:value-type="date" office:date-value="2021-10-13T00:00:00" table:style-name="ce15">
            <text:p>13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1224725" table:style-name="ce6">
            <text:p>1.224.725</text:p>
          </table:table-cell>
          <table:table-cell office:value-type="float" office:value="162000" table:style-name="ce6">
            <text:p>162.000</text:p>
          </table:table-cell>
          <table:table-cell office:value-type="float" office:value="220900" table:style-name="ce6">
            <text:p>220.900</text:p>
          </table:table-cell>
          <table:table-cell office:value-type="float" office:value="43000" table:style-name="ce12">
            <text:p>43.000</text:p>
          </table:table-cell>
          <table:table-cell office:value-type="float" office:value="1650625" table:style-name="ce13">
            <text:p>1.650.625</text:p>
          </table:table-cell>
          <table:table-cell office:value-type="float" office:value="1670092" table:style-name="ce13">
            <text:p>1.670.092</text:p>
          </table:table-cell>
          <table:table-cell office:value-type="percentage" office:value="1.0117937145020826" table:style-name="ce14">
            <text:p>101,2%</text:p>
          </table:table-cell>
          <table:table-cell office:value-type="float" office:value="872670" table:style-name="ce12">
            <text:p>872.670</text:p>
          </table:table-cell>
          <table:table-cell office:value-type="float" office:value="862602" table:style-name="ce12">
            <text:p>862.602</text:p>
          </table:table-cell>
          <table:table-cell office:value-type="float" office:value="8849" table:style-name="ce12">
            <text:p>8.849</text:p>
          </table:table-cell>
          <table:table-cell office:value-type="date" office:date-value="2021-10-13T00:00:00" table:style-name="ce15">
            <text:p>13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1272150" table:style-name="ce6">
            <text:p>1.272.150</text:p>
          </table:table-cell>
          <table:table-cell office:value-type="float" office:value="305100" table:style-name="ce6">
            <text:p>305.100</text:p>
          </table:table-cell>
          <table:table-cell office:value-type="float" office:value="256400" table:style-name="ce6">
            <text:p>256.400</text:p>
          </table:table-cell>
          <table:table-cell office:value-type="float" office:value="57600" table:style-name="ce12">
            <text:p>57.600</text:p>
          </table:table-cell>
          <table:table-cell office:value-type="float" office:value="1891250" table:style-name="ce13">
            <text:p>1.891.250</text:p>
          </table:table-cell>
          <table:table-cell office:value-type="float" office:value="1597167" table:style-name="ce13">
            <text:p>1.597.167</text:p>
          </table:table-cell>
          <table:table-cell office:value-type="percentage" office:value="0.84450337078651683" table:style-name="ce14">
            <text:p>84,5%</text:p>
          </table:table-cell>
          <table:table-cell office:value-type="float" office:value="852554" table:style-name="ce12">
            <text:p>852.554</text:p>
          </table:table-cell>
          <table:table-cell office:value-type="float" office:value="834289" table:style-name="ce12">
            <text:p>834.289</text:p>
          </table:table-cell>
          <table:table-cell office:value-type="float" office:value="4402" table:style-name="ce12">
            <text:p>4.402</text:p>
          </table:table-cell>
          <table:table-cell office:value-type="date" office:date-value="2021-10-13T00:00:00" table:style-name="ce15">
            <text:p>13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2358690" table:style-name="ce6">
            <text:p>2.358.690</text:p>
          </table:table-cell>
          <table:table-cell office:value-type="float" office:value="574700" table:style-name="ce6">
            <text:p>574.700</text:p>
          </table:table-cell>
          <table:table-cell office:value-type="float" office:value="455800" table:style-name="ce6">
            <text:p>455.800</text:p>
          </table:table-cell>
          <table:table-cell office:value-type="float" office:value="133650" table:style-name="ce12">
            <text:p>133.650</text:p>
          </table:table-cell>
          <table:table-cell office:value-type="float" office:value="3522840" table:style-name="ce13">
            <text:p>3.522.840</text:p>
          </table:table-cell>
          <table:table-cell office:value-type="float" office:value="3133106" table:style-name="ce13">
            <text:p>3.133.106</text:p>
          </table:table-cell>
          <table:table-cell office:value-type="percentage" office:value="0.88936937243814651" table:style-name="ce14">
            <text:p>88,9%</text:p>
          </table:table-cell>
          <table:table-cell office:value-type="float" office:value="1667866" table:style-name="ce12">
            <text:p>1.667.866</text:p>
          </table:table-cell>
          <table:table-cell office:value-type="float" office:value="1624154" table:style-name="ce12">
            <text:p>1.624.154</text:p>
          </table:table-cell>
          <table:table-cell office:value-type="float" office:value="11197" table:style-name="ce12">
            <text:p>11.197</text:p>
          </table:table-cell>
          <table:table-cell office:value-type="date" office:date-value="2021-10-13T00:00:00" table:style-name="ce15">
            <text:p>13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727305" table:style-name="ce6">
            <text:p>727.305</text:p>
          </table:table-cell>
          <table:table-cell office:value-type="float" office:value="114900" table:style-name="ce6">
            <text:p>114.900</text:p>
          </table:table-cell>
          <table:table-cell office:value-type="float" office:value="125200" table:style-name="ce6">
            <text:p>125.200</text:p>
          </table:table-cell>
          <table:table-cell office:value-type="float" office:value="22200" table:style-name="ce12">
            <text:p>22.200</text:p>
          </table:table-cell>
          <table:table-cell office:value-type="float" office:value="989605" table:style-name="ce13">
            <text:p>989.605</text:p>
          </table:table-cell>
          <table:table-cell office:value-type="float" office:value="916832" table:style-name="ce13">
            <text:p>916.832</text:p>
          </table:table-cell>
          <table:table-cell office:value-type="percentage" office:value="0.9264625785035443" table:style-name="ce14">
            <text:p>92,6%</text:p>
          </table:table-cell>
          <table:table-cell office:value-type="float" office:value="480855" table:style-name="ce12">
            <text:p>480.855</text:p>
          </table:table-cell>
          <table:table-cell office:value-type="float" office:value="473951" table:style-name="ce12">
            <text:p>473.951</text:p>
          </table:table-cell>
          <table:table-cell office:value-type="float" office:value="6280" table:style-name="ce12">
            <text:p>6.280</text:p>
          </table:table-cell>
          <table:table-cell office:value-type="date" office:date-value="2021-10-13T00:00:00" table:style-name="ce15">
            <text:p>13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2916525" table:style-name="ce6">
            <text:p>2.916.525</text:p>
          </table:table-cell>
          <table:table-cell office:value-type="float" office:value="412400" table:style-name="ce6">
            <text:p>412.400</text:p>
          </table:table-cell>
          <table:table-cell office:value-type="float" office:value="481200" table:style-name="ce6">
            <text:p>481.200</text:p>
          </table:table-cell>
          <table:table-cell office:value-type="float" office:value="102200" table:style-name="ce12">
            <text:p>102.200</text:p>
          </table:table-cell>
          <table:table-cell office:value-type="float" office:value="3912325" table:style-name="ce13">
            <text:p>3.912.325</text:p>
          </table:table-cell>
          <table:table-cell office:value-type="float" office:value="3786932" table:style-name="ce13">
            <text:p>3.786.932</text:p>
          </table:table-cell>
          <table:table-cell office:value-type="percentage" office:value="0.96794923734607941" table:style-name="ce14">
            <text:p>96,8%</text:p>
          </table:table-cell>
          <table:table-cell office:value-type="float" office:value="1996381" table:style-name="ce12">
            <text:p>1.996.381</text:p>
          </table:table-cell>
          <table:table-cell office:value-type="float" office:value="1954353" table:style-name="ce12">
            <text:p>1.954.353</text:p>
          </table:table-cell>
          <table:table-cell office:value-type="float" office:value="62850" table:style-name="ce12">
            <text:p>62.850</text:p>
          </table:table-cell>
          <table:table-cell office:value-type="date" office:date-value="2021-10-13T00:00:00" table:style-name="ce15">
            <text:p>13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astilla La Mancha</text:p>
          </table:table-cell>
          <table:table-cell office:value-type="float" office:value="2330505" table:style-name="ce6">
            <text:p>2.330.505</text:p>
          </table:table-cell>
          <table:table-cell office:value-type="float" office:value="446800" table:style-name="ce6">
            <text:p>446.800</text:p>
          </table:table-cell>
          <table:table-cell office:value-type="float" office:value="394900" table:style-name="ce6">
            <text:p>394.900</text:p>
          </table:table-cell>
          <table:table-cell office:value-type="float" office:value="95075" table:style-name="ce12">
            <text:p>95.075</text:p>
          </table:table-cell>
          <table:table-cell office:value-type="float" office:value="3267280" table:style-name="ce13">
            <text:p>3.267.280</text:p>
          </table:table-cell>
          <table:table-cell office:value-type="float" office:value="3012667" table:style-name="ce13">
            <text:p>3.012.667</text:p>
          </table:table-cell>
          <table:table-cell office:value-type="percentage" office:value="0.92207187630077614" table:style-name="ce14">
            <text:p>92,2%</text:p>
          </table:table-cell>
          <table:table-cell office:value-type="float" office:value="1612996" table:style-name="ce12">
            <text:p>1.612.996</text:p>
          </table:table-cell>
          <table:table-cell office:value-type="float" office:value="1549152" table:style-name="ce12">
            <text:p>1.549.152</text:p>
          </table:table-cell>
          <table:table-cell office:value-type="float" office:value="18184" table:style-name="ce12">
            <text:p>18.184</text:p>
          </table:table-cell>
          <table:table-cell office:value-type="date" office:date-value="2021-10-13T00:00:00" table:style-name="ce15">
            <text:p>13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8368460" table:style-name="ce6">
            <text:p>8.368.460</text:p>
          </table:table-cell>
          <table:table-cell office:value-type="float" office:value="1604900" table:style-name="ce6">
            <text:p>1.604.900</text:p>
          </table:table-cell>
          <table:table-cell office:value-type="float" office:value="1514300" table:style-name="ce6">
            <text:p>1.514.300</text:p>
          </table:table-cell>
          <table:table-cell office:value-type="float" office:value="375750" table:style-name="ce12">
            <text:p>375.750</text:p>
          </table:table-cell>
          <table:table-cell office:value-type="float" office:value="11863410" table:style-name="ce13">
            <text:p>11.863.410</text:p>
          </table:table-cell>
          <table:table-cell office:value-type="float" office:value="11073512" table:style-name="ce13">
            <text:p>11.073.512</text:p>
          </table:table-cell>
          <table:table-cell office:value-type="percentage" office:value="0.93341728895823373" table:style-name="ce14">
            <text:p>93,3%</text:p>
          </table:table-cell>
          <table:table-cell office:value-type="float" office:value="5932785" table:style-name="ce12">
            <text:p>5.932.785</text:p>
          </table:table-cell>
          <table:table-cell office:value-type="float" office:value="5785758" table:style-name="ce12">
            <text:p>5.785.758</text:p>
          </table:table-cell>
          <table:table-cell office:value-type="float" office:value="57846" table:style-name="ce12">
            <text:p>57.846</text:p>
          </table:table-cell>
          <table:table-cell office:value-type="date" office:date-value="2021-10-13T00:00:00" table:style-name="ce15">
            <text:p>13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5797540" table:style-name="ce6">
            <text:p>5.797.540</text:p>
          </table:table-cell>
          <table:table-cell office:value-type="float" office:value="1213650" table:style-name="ce6">
            <text:p>1.213.650</text:p>
          </table:table-cell>
          <table:table-cell office:value-type="float" office:value="863900" table:style-name="ce6">
            <text:p>863.900</text:p>
          </table:table-cell>
          <table:table-cell office:value-type="float" office:value="213450" table:style-name="ce12">
            <text:p>213.450</text:p>
          </table:table-cell>
          <table:table-cell office:value-type="float" office:value="8088540" table:style-name="ce13">
            <text:p>8.088.540</text:p>
          </table:table-cell>
          <table:table-cell office:value-type="float" office:value="7619414" table:style-name="ce13">
            <text:p>7.619.414</text:p>
          </table:table-cell>
          <table:table-cell office:value-type="percentage" office:value="0.94200115224750081" table:style-name="ce14">
            <text:p>94,2%</text:p>
          </table:table-cell>
          <table:table-cell office:value-type="float" office:value="4058382" table:style-name="ce12">
            <text:p>4.058.382</text:p>
          </table:table-cell>
          <table:table-cell office:value-type="float" office:value="3983849" table:style-name="ce12">
            <text:p>3.983.849</text:p>
          </table:table-cell>
          <table:table-cell office:value-type="float" office:value="32404" table:style-name="ce12">
            <text:p>32.404</text:p>
          </table:table-cell>
          <table:table-cell office:value-type="date" office:date-value="2021-10-13T00:00:00" table:style-name="ce15">
            <text:p>13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1226825" table:style-name="ce6">
            <text:p>1.226.825</text:p>
          </table:table-cell>
          <table:table-cell office:value-type="float" office:value="218200" table:style-name="ce6">
            <text:p>218.200</text:p>
          </table:table-cell>
          <table:table-cell office:value-type="float" office:value="186000" table:style-name="ce6">
            <text:p>186.000</text:p>
          </table:table-cell>
          <table:table-cell office:value-type="float" office:value="51750" table:style-name="ce12">
            <text:p>51.750</text:p>
          </table:table-cell>
          <table:table-cell office:value-type="float" office:value="1682775" table:style-name="ce13">
            <text:p>1.682.775</text:p>
          </table:table-cell>
          <table:table-cell office:value-type="float" office:value="1701267" table:style-name="ce13">
            <text:p>1.701.267</text:p>
          </table:table-cell>
          <table:table-cell office:value-type="percentage" office:value="1.0109889913981369" table:style-name="ce14">
            <text:p>101,1%</text:p>
          </table:table-cell>
          <table:table-cell office:value-type="float" office:value="895381" table:style-name="ce12">
            <text:p>895.381</text:p>
          </table:table-cell>
          <table:table-cell office:value-type="float" office:value="879867" table:style-name="ce12">
            <text:p>879.867</text:p>
          </table:table-cell>
          <table:table-cell office:value-type="float" office:value="15536" table:style-name="ce12">
            <text:p>15.536</text:p>
          </table:table-cell>
          <table:table-cell office:value-type="date" office:date-value="2021-10-13T00:00:00" table:style-name="ce15">
            <text:p>13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3155029" table:style-name="ce6">
            <text:p>3.155.029</text:p>
          </table:table-cell>
          <table:table-cell office:value-type="float" office:value="507400" table:style-name="ce6">
            <text:p>507.400</text:p>
          </table:table-cell>
          <table:table-cell office:value-type="float" office:value="573400" table:style-name="ce6">
            <text:p>573.400</text:p>
          </table:table-cell>
          <table:table-cell office:value-type="float" office:value="122700" table:style-name="ce12">
            <text:p>122.700</text:p>
          </table:table-cell>
          <table:table-cell office:value-type="float" office:value="4358529" table:style-name="ce13">
            <text:p>4.358.529</text:p>
          </table:table-cell>
          <table:table-cell office:value-type="float" office:value="4396205" table:style-name="ce13">
            <text:p>4.396.205</text:p>
          </table:table-cell>
          <table:table-cell office:value-type="percentage" office:value="1.0086442008301424" table:style-name="ce14">
            <text:p>100,9%</text:p>
          </table:table-cell>
          <table:table-cell office:value-type="float" office:value="2304805" table:style-name="ce12">
            <text:p>2.304.805</text:p>
          </table:table-cell>
          <table:table-cell office:value-type="float" office:value="2277604" table:style-name="ce12">
            <text:p>2.277.604</text:p>
          </table:table-cell>
          <table:table-cell office:value-type="float" office:value="23591" table:style-name="ce12">
            <text:p>23.591</text:p>
          </table:table-cell>
          <table:table-cell office:value-type="date" office:date-value="2021-10-13T00:00:00" table:style-name="ce15">
            <text:p>13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374465" table:style-name="ce6">
            <text:p>374.465</text:p>
          </table:table-cell>
          <table:table-cell office:value-type="float" office:value="67600" table:style-name="ce6">
            <text:p>67.600</text:p>
          </table:table-cell>
          <table:table-cell office:value-type="float" office:value="53300" table:style-name="ce6">
            <text:p>53.300</text:p>
          </table:table-cell>
          <table:table-cell office:value-type="float" office:value="15200" table:style-name="ce12">
            <text:p>15.200</text:p>
          </table:table-cell>
          <table:table-cell office:value-type="float" office:value="510565" table:style-name="ce13">
            <text:p>510.565</text:p>
          </table:table-cell>
          <table:table-cell office:value-type="float" office:value="478385" table:style-name="ce13">
            <text:p>478.385</text:p>
          </table:table-cell>
          <table:table-cell office:value-type="percentage" office:value="0.93697178615847154" table:style-name="ce14">
            <text:p>93,7%</text:p>
          </table:table-cell>
          <table:table-cell office:value-type="float" office:value="258652" table:style-name="ce12">
            <text:p>258.652</text:p>
          </table:table-cell>
          <table:table-cell office:value-type="float" office:value="253112" table:style-name="ce12">
            <text:p>253.112</text:p>
          </table:table-cell>
          <table:table-cell office:value-type="float" office:value="2025" table:style-name="ce12">
            <text:p>2.025</text:p>
          </table:table-cell>
          <table:table-cell office:value-type="date" office:date-value="2021-10-13T00:00:00" table:style-name="ce15">
            <text:p>13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7637679" table:style-name="ce6">
            <text:p>7.637.679</text:p>
          </table:table-cell>
          <table:table-cell office:value-type="float" office:value="1645800" table:style-name="ce6">
            <text:p>1.645.800</text:p>
          </table:table-cell>
          <table:table-cell office:value-type="float" office:value="1220900" table:style-name="ce6">
            <text:p>1.220.900</text:p>
          </table:table-cell>
          <table:table-cell office:value-type="float" office:value="321450" table:style-name="ce12">
            <text:p>321.450</text:p>
          </table:table-cell>
          <table:table-cell office:value-type="float" office:value="10825829" table:style-name="ce13">
            <text:p>10.825.829</text:p>
          </table:table-cell>
          <table:table-cell office:value-type="float" office:value="9808594" table:style-name="ce13">
            <text:p>9.808.594</text:p>
          </table:table-cell>
          <table:table-cell office:value-type="percentage" office:value="0.90603629523429563" table:style-name="ce14">
            <text:p>90,6%</text:p>
          </table:table-cell>
          <table:table-cell office:value-type="float" office:value="5308496" table:style-name="ce12">
            <text:p>5.308.496</text:p>
          </table:table-cell>
          <table:table-cell office:value-type="float" office:value="5177838" table:style-name="ce12">
            <text:p>5.177.838</text:p>
          </table:table-cell>
          <table:table-cell office:value-type="float" office:value="39872" table:style-name="ce12">
            <text:p>39.872</text:p>
          </table:table-cell>
          <table:table-cell office:value-type="date" office:date-value="2021-10-13T00:00:00" table:style-name="ce15">
            <text:p>13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1687865" table:style-name="ce6">
            <text:p>1.687.865</text:p>
          </table:table-cell>
          <table:table-cell office:value-type="float" office:value="398000" table:style-name="ce6">
            <text:p>398.000</text:p>
          </table:table-cell>
          <table:table-cell office:value-type="float" office:value="253010" table:style-name="ce6">
            <text:p>253.010</text:p>
          </table:table-cell>
          <table:table-cell office:value-type="float" office:value="68300" table:style-name="ce12">
            <text:p>68.300</text:p>
          </table:table-cell>
          <table:table-cell office:value-type="float" office:value="2407175" table:style-name="ce13">
            <text:p>2.407.175</text:p>
          </table:table-cell>
          <table:table-cell office:value-type="float" office:value="2211227" table:style-name="ce13">
            <text:p>2.211.227</text:p>
          </table:table-cell>
          <table:table-cell office:value-type="percentage" office:value="0.91859835699523296" table:style-name="ce14">
            <text:p>91,9%</text:p>
          </table:table-cell>
          <table:table-cell office:value-type="float" office:value="1184657" table:style-name="ce12">
            <text:p>1.184.657</text:p>
          </table:table-cell>
          <table:table-cell office:value-type="float" office:value="1147922" table:style-name="ce12">
            <text:p>1.147.922</text:p>
          </table:table-cell>
          <table:table-cell office:value-type="float" office:value="3586" table:style-name="ce12">
            <text:p>3.586</text:p>
          </table:table-cell>
          <table:table-cell office:value-type="date" office:date-value="2021-10-13T00:00:00" table:style-name="ce15">
            <text:p>13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734325" table:style-name="ce6">
            <text:p>734.325</text:p>
          </table:table-cell>
          <table:table-cell office:value-type="float" office:value="151500" table:style-name="ce6">
            <text:p>151.500</text:p>
          </table:table-cell>
          <table:table-cell office:value-type="float" office:value="136600" table:style-name="ce6">
            <text:p>136.600</text:p>
          </table:table-cell>
          <table:table-cell office:value-type="float" office:value="23750" table:style-name="ce12">
            <text:p>23.750</text:p>
          </table:table-cell>
          <table:table-cell office:value-type="float" office:value="1046175" table:style-name="ce13">
            <text:p>1.046.175</text:p>
          </table:table-cell>
          <table:table-cell office:value-type="float" office:value="976668" table:style-name="ce13">
            <text:p>976.668</text:p>
          </table:table-cell>
          <table:table-cell office:value-type="percentage" office:value="0.93356082873324253" table:style-name="ce14">
            <text:p>93,4%</text:p>
          </table:table-cell>
          <table:table-cell office:value-type="float" office:value="525324" table:style-name="ce12">
            <text:p>525.324</text:p>
          </table:table-cell>
          <table:table-cell office:value-type="float" office:value="516324" table:style-name="ce12">
            <text:p>516.324</text:p>
          </table:table-cell>
          <table:table-cell office:value-type="float" office:value="3053" table:style-name="ce12">
            <text:p>3.053</text:p>
          </table:table-cell>
          <table:table-cell office:value-type="date" office:date-value="2021-10-13T00:00:00" table:style-name="ce15">
            <text:p>13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2597220" table:style-name="ce6">
            <text:p>2.597.220</text:p>
          </table:table-cell>
          <table:table-cell office:value-type="float" office:value="526100" table:style-name="ce6">
            <text:p>526.100</text:p>
          </table:table-cell>
          <table:table-cell office:value-type="float" office:value="444200" table:style-name="ce6">
            <text:p>444.200</text:p>
          </table:table-cell>
          <table:table-cell office:value-type="float" office:value="101300" table:style-name="ce12">
            <text:p>101.300</text:p>
          </table:table-cell>
          <table:table-cell office:value-type="float" office:value="3668820" table:style-name="ce13">
            <text:p>3.668.820</text:p>
          </table:table-cell>
          <table:table-cell office:value-type="float" office:value="3355265" table:style-name="ce13">
            <text:p>3.355.265</text:p>
          </table:table-cell>
          <table:table-cell office:value-type="percentage" office:value="0.91453519115137838" table:style-name="ce14">
            <text:p>91,5%</text:p>
          </table:table-cell>
          <table:table-cell office:value-type="float" office:value="1804509" table:style-name="ce12">
            <text:p>1.804.509</text:p>
          </table:table-cell>
          <table:table-cell office:value-type="float" office:value="1770755" table:style-name="ce12">
            <text:p>1.770.755</text:p>
          </table:table-cell>
          <table:table-cell office:value-type="float" office:value="12780" table:style-name="ce12">
            <text:p>12.780</text:p>
          </table:table-cell>
          <table:table-cell office:value-type="date" office:date-value="2021-10-13T00:00:00" table:style-name="ce15">
            <text:p>13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95580" table:style-name="ce6">
            <text:p>95.580</text:p>
          </table:table-cell>
          <table:table-cell office:value-type="float" office:value="22400" table:style-name="ce6">
            <text:p>22.400</text:p>
          </table:table-cell>
          <table:table-cell office:value-type="float" office:value="18100" table:style-name="ce6">
            <text:p>18.100</text:p>
          </table:table-cell>
          <table:table-cell office:value-type="float" office:value="4150" table:style-name="ce12">
            <text:p>4.150</text:p>
          </table:table-cell>
          <table:table-cell office:value-type="float" office:value="140230" table:style-name="ce13">
            <text:p>140.230</text:p>
          </table:table-cell>
          <table:table-cell office:value-type="float" office:value="113311" table:style-name="ce13">
            <text:p>113.311</text:p>
          </table:table-cell>
          <table:table-cell office:value-type="percentage" office:value="0.80803679669115025" table:style-name="ce14">
            <text:p>80,8%</text:p>
          </table:table-cell>
          <table:table-cell office:value-type="float" office:value="62074" table:style-name="ce12">
            <text:p>62.074</text:p>
          </table:table-cell>
          <table:table-cell office:value-type="float" office:value="58799" table:style-name="ce12">
            <text:p>58.799</text:p>
          </table:table-cell>
          <table:table-cell office:value-type="float" office:value="420" table:style-name="ce12">
            <text:p>420</text:p>
          </table:table-cell>
          <table:table-cell office:value-type="date" office:date-value="2021-10-13T00:00:00" table:style-name="ce15">
            <text:p>13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96750" table:style-name="ce6">
            <text:p>96.750</text:p>
          </table:table-cell>
          <table:table-cell office:value-type="float" office:value="23500" table:style-name="ce6">
            <text:p>23.500</text:p>
          </table:table-cell>
          <table:table-cell office:value-type="float" office:value="15100" table:style-name="ce6">
            <text:p>15.100</text:p>
          </table:table-cell>
          <table:table-cell office:value-type="float" office:value="5750" table:style-name="ce12">
            <text:p>5.750</text:p>
          </table:table-cell>
          <table:table-cell office:value-type="float" office:value="141100" table:style-name="ce13">
            <text:p>141.100</text:p>
          </table:table-cell>
          <table:table-cell office:value-type="float" office:value="101388" table:style-name="ce13">
            <text:p>101.388</text:p>
          </table:table-cell>
          <table:table-cell office:value-type="percentage" office:value="0.7185542168674699" table:style-name="ce14">
            <text:p>71,9%</text:p>
          </table:table-cell>
          <table:table-cell office:value-type="float" office:value="56974" table:style-name="ce12">
            <text:p>56.974</text:p>
          </table:table-cell>
          <table:table-cell office:value-type="float" office:value="54369" table:style-name="ce12">
            <text:p>54.369</text:p>
          </table:table-cell>
          <table:table-cell office:value-type="float" office:value="0" table:style-name="ce12">
            <text:p>0</text:p>
          </table:table-cell>
          <table:table-cell office:value-type="date" office:date-value="2021-10-13T00:00:00" table:style-name="ce16">
            <text:p>13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Fuerzas Armadas</text:p>
          </table:table-cell>
          <table:table-cell office:value-type="float" office:value="48138" table:style-name="ce6">
            <text:p>48.138</text:p>
          </table:table-cell>
          <table:table-cell office:value-type="float" office:value="58300" table:style-name="ce6">
            <text:p>58.300</text:p>
          </table:table-cell>
          <table:table-cell office:value-type="float" office:value="103800" table:style-name="ce6">
            <text:p>103.800</text:p>
          </table:table-cell>
          <table:table-cell office:value-type="float" office:value="2000" table:style-name="ce12">
            <text:p>2.000</text:p>
          </table:table-cell>
          <table:table-cell office:value-type="float" office:value="212238" table:style-name="ce13">
            <text:p>212.238</text:p>
          </table:table-cell>
          <table:table-cell office:value-type="float" office:value="172732" table:style-name="ce13">
            <text:p>172.732</text:p>
          </table:table-cell>
          <table:table-cell office:value-type="percentage" office:value="0.81385991198560104" table:style-name="ce14">
            <text:p>81,4%</text:p>
          </table:table-cell>
          <table:table-cell office:value-type="float" office:value="92636" table:style-name="ce12">
            <text:p>92.636</text:p>
          </table:table-cell>
          <table:table-cell office:value-type="float" office:value="86625" table:style-name="ce12">
            <text:p>86.625</text:p>
          </table:table-cell>
          <table:table-cell office:value-type="float" office:value="0" table:style-name="ce12">
            <text:p>0</text:p>
          </table:table-cell>
          <table:table-cell office:value-type="date" office:date-value="2021-10-13T00:00:00" table:style-name="ce16">
            <text:p>13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Sanidad Exterior</text:p>
          </table:table-cell>
          <table:table-cell office:value-type="float" office:value="0" table:style-name="ce6">
            <text:p>0</text:p>
          </table:table-cell>
          <table:table-cell office:value-type="float" office:value="4810" table:style-name="ce6">
            <text:p>4.810</text:p>
          </table:table-cell>
          <table:table-cell office:value-type="float" office:value="0" table:style-name="ce6">
            <text:p>0</text:p>
          </table:table-cell>
          <table:table-cell office:value-type="float" office:value="4035" table:style-name="ce12">
            <text:p>4.035</text:p>
          </table:table-cell>
          <table:table-cell office:value-type="float" office:value="8845" table:style-name="ce13">
            <text:p>8.845</text:p>
          </table:table-cell>
          <table:table-cell office:value-type="float" office:value="6590" table:style-name="ce13">
            <text:p>6.590</text:p>
          </table:table-cell>
          <table:table-cell office:value-type="percentage" office:value="0.74505370265686832" table:style-name="ce14">
            <text:p>74,5%</text:p>
          </table:table-cell>
          <table:table-cell office:value-type="float" office:value="5003" table:style-name="ce12">
            <text:p>5.003</text:p>
          </table:table-cell>
          <table:table-cell office:value-type="float" office:value="4651" table:style-name="ce12">
            <text:p>4.651</text:p>
          </table:table-cell>
          <table:table-cell office:value-type="float" office:value="0" table:style-name="ce12">
            <text:p>0</text:p>
          </table:table-cell>
          <table:table-cell office:value-type="date" office:date-value="2021-10-13T00:00:00" table:style-name="ce16">
            <text:p>13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17">
            <text:p>Totales</text:p>
          </table:table-cell>
          <table:table-cell office:value-type="float" office:value="53616591" table:style-name="ce18">
            <text:p>53.616.591</text:p>
          </table:table-cell>
          <table:table-cell office:value-type="float" office:value="10752760" table:style-name="ce19">
            <text:p>10.752.760</text:p>
          </table:table-cell>
          <table:table-cell office:value-type="float" office:value="9111010" table:style-name="ce20">
            <text:p>9.111.010</text:p>
          </table:table-cell>
          <table:table-cell office:value-type="float" office:value="2161510" table:style-name="ce21">
            <text:p>2.161.510</text:p>
          </table:table-cell>
          <table:table-cell office:value-type="float" office:value="75641871" table:style-name="ce22">
            <text:p>75.641.871</text:p>
          </table:table-cell>
          <table:table-cell office:value-type="float" office:value="70919608" table:style-name="ce22">
            <text:p>70.919.608</text:p>
          </table:table-cell>
          <table:table-cell office:value-type="percentage" office:value="0.93757078007761074" table:style-name="ce23">
            <text:p>93,8%</text:p>
          </table:table-cell>
          <table:table-cell office:value-type="float" office:value="37846897" table:style-name="ce22">
            <text:p>37.846.897</text:p>
          </table:table-cell>
          <table:table-cell office:value-type="float" office:value="36994918" table:style-name="ce22">
            <text:p>36.994.918</text:p>
          </table:table-cell>
          <table:table-cell office:value-type="float" office:value="364696" table:style-name="ce22">
            <text:p>364.696</text:p>
          </table:table-cell>
          <table:table-cell office:value-type="float" office:value="0" table:style-name="ce22">
            <text:p>0</text:p>
          </table:table-cell>
          <table:table-cell table:number-columns-repeated="10" table:style-name="ce4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4"/>
          <table:covered-table-cell table:number-columns-repeated="9"/>
          <table:table-cell table:number-columns-repeated="16374" table:style-name="ce11"/>
        </table:table-row>
        <table:table-row table:style-name="ro5">
          <table:table-cell table:style-name="ce25"/>
          <table:table-cell table:number-columns-repeated="16383" table:style-name="ce11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8"/>
        <table:table-column table:style-name="co6" table:number-columns-repeated="5" table:default-cell-style-name="ce28"/>
        <table:table-column table:style-name="co4" table:number-columns-repeated="2" table:default-cell-style-name="ce28"/>
        <table:table-column table:style-name="co3" table:number-columns-repeated="7" table:default-cell-style-name="ce28"/>
        <table:table-column table:style-name="co4" table:number-columns-repeated="16369" table:default-cell-style-name="ce28"/>
        <table:table-row table:style-name="ro6">
          <table:table-cell table:style-name="ce26"/>
          <table:table-cell office:value-type="string" table:style-name="ce27">
            <text:p>Población a vacunar mayor de 12 años</text:p>
          </table:table-cell>
          <table:table-cell office:value-type="string" table:style-name="ce27">
            <text:p>Nº Personas con 1 dosis</text:p>
          </table:table-cell>
          <table:table-cell office:value-type="string" table:style-name="ce27">
            <text:p>% 1ª dosis</text:p>
          </table:table-cell>
          <table:table-cell office:value-type="string" table:style-name="ce27">
            <text:p>Nº Personas con pauta completa</text:p>
          </table:table-cell>
          <table:table-cell office:value-type="string" table:style-name="ce27">
            <text:p>% personas con pauta completa</text:p>
          </table:table-cell>
          <table:table-cell office:value-type="string" table:style-name="ce27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9">
            <text:p>Andalucía</text:p>
          </table:table-cell>
          <table:table-cell office:value-type="float" office:value="7451975" table:style-name="ce30">
            <text:p>7.451.975</text:p>
          </table:table-cell>
          <table:table-cell office:value-type="float" office:value="6810880" table:style-name="ce30">
            <text:p>6.810.880</text:p>
          </table:table-cell>
          <table:table-cell office:value-type="percentage" office:value="0.91396978653310024" table:style-name="ce31">
            <text:p>91,4%</text:p>
          </table:table-cell>
          <table:table-cell office:value-type="float" office:value="6656939" table:style-name="ce30">
            <text:p>6.656.939</text:p>
          </table:table-cell>
          <table:table-cell office:value-type="percentage" office:value="0.89331204143867904" table:style-name="ce31">
            <text:p>89,3%</text:p>
          </table:table-cell>
          <table:table-cell office:value-type="date" office:date-value="2021-10-13T00:00:00" table:style-name="ce32">
            <text:p>13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1185134" table:style-name="ce30">
            <text:p>1.185.134</text:p>
          </table:table-cell>
          <table:table-cell office:value-type="float" office:value="1063017" table:style-name="ce30">
            <text:p>1.063.017</text:p>
          </table:table-cell>
          <table:table-cell office:value-type="percentage" office:value="0.89695933118111537" table:style-name="ce31">
            <text:p>89,7%</text:p>
          </table:table-cell>
          <table:table-cell office:value-type="float" office:value="1042005" table:style-name="ce30">
            <text:p>1.042.005</text:p>
          </table:table-cell>
          <table:table-cell office:value-type="percentage" office:value="0.87922969048225774" table:style-name="ce31">
            <text:p>87,9%</text:p>
          </table:table-cell>
          <table:table-cell office:value-type="date" office:date-value="2021-10-13T00:00:00" table:style-name="ce32">
            <text:p>13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933927" table:style-name="ce30">
            <text:p>933.927</text:p>
          </table:table-cell>
          <table:table-cell office:value-type="float" office:value="872670" table:style-name="ce30">
            <text:p>872.670</text:p>
          </table:table-cell>
          <table:table-cell office:value-type="percentage" office:value="0.93440922042086805" table:style-name="ce31">
            <text:p>93,4%</text:p>
          </table:table-cell>
          <table:table-cell office:value-type="float" office:value="862602" table:style-name="ce30">
            <text:p>862.602</text:p>
          </table:table-cell>
          <table:table-cell office:value-type="percentage" office:value="0.92362893459553053" table:style-name="ce31">
            <text:p>92,4%</text:p>
          </table:table-cell>
          <table:table-cell office:value-type="date" office:date-value="2021-10-13T00:00:00" table:style-name="ce32">
            <text:p>13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1034867" table:style-name="ce30">
            <text:p>1.034.867</text:p>
          </table:table-cell>
          <table:table-cell office:value-type="float" office:value="852554" table:style-name="ce30">
            <text:p>852.554</text:p>
          </table:table-cell>
          <table:table-cell office:value-type="percentage" office:value="0.82382953558283334" table:style-name="ce31">
            <text:p>82,4%</text:p>
          </table:table-cell>
          <table:table-cell office:value-type="float" office:value="834289" table:style-name="ce30">
            <text:p>834.289</text:p>
          </table:table-cell>
          <table:table-cell office:value-type="percentage" office:value="0.80617992457001719" table:style-name="ce31">
            <text:p>80,6%</text:p>
          </table:table-cell>
          <table:table-cell office:value-type="date" office:date-value="2021-10-13T00:00:00" table:style-name="ce32">
            <text:p>13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1960774" table:style-name="ce30">
            <text:p>1.960.774</text:p>
          </table:table-cell>
          <table:table-cell office:value-type="float" office:value="1667866" table:style-name="ce30">
            <text:p>1.667.866</text:p>
          </table:table-cell>
          <table:table-cell office:value-type="percentage" office:value="0.85061613424086613" table:style-name="ce31">
            <text:p>85,1%</text:p>
          </table:table-cell>
          <table:table-cell office:value-type="float" office:value="1624154" table:style-name="ce30">
            <text:p>1.624.154</text:p>
          </table:table-cell>
          <table:table-cell office:value-type="percentage" office:value="0.82832289697843808" table:style-name="ce31">
            <text:p>82,8%</text:p>
          </table:table-cell>
          <table:table-cell office:value-type="date" office:date-value="2021-10-13T00:00:00" table:style-name="ce32">
            <text:p>13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524127" table:style-name="ce30">
            <text:p>524.127</text:p>
          </table:table-cell>
          <table:table-cell office:value-type="float" office:value="480855" table:style-name="ce30">
            <text:p>480.855</text:p>
          </table:table-cell>
          <table:table-cell office:value-type="percentage" office:value="0.91743985713386256" table:style-name="ce31">
            <text:p>91,7%</text:p>
          </table:table-cell>
          <table:table-cell office:value-type="float" office:value="473951" table:style-name="ce30">
            <text:p>473.951</text:p>
          </table:table-cell>
          <table:table-cell office:value-type="percentage" office:value="0.90426747715725386" table:style-name="ce31">
            <text:p>90,4%</text:p>
          </table:table-cell>
          <table:table-cell office:value-type="date" office:date-value="2021-10-13T00:00:00" table:style-name="ce32">
            <text:p>13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2176253" table:style-name="ce30">
            <text:p>2.176.253</text:p>
          </table:table-cell>
          <table:table-cell office:value-type="float" office:value="1996381" table:style-name="ce30">
            <text:p>1.996.381</text:p>
          </table:table-cell>
          <table:table-cell office:value-type="percentage" office:value="0.91734784512646272" table:style-name="ce31">
            <text:p>91,7%</text:p>
          </table:table-cell>
          <table:table-cell office:value-type="float" office:value="1954353" table:style-name="ce30">
            <text:p>1.954.353</text:p>
          </table:table-cell>
          <table:table-cell office:value-type="percentage" office:value="0.89803575227696408" table:style-name="ce31">
            <text:p>89,8%</text:p>
          </table:table-cell>
          <table:table-cell office:value-type="date" office:date-value="2021-10-13T00:00:00" table:style-name="ce32">
            <text:p>13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stilla - La Mancha</text:p>
          </table:table-cell>
          <table:table-cell office:value-type="float" office:value="1808784" table:style-name="ce30">
            <text:p>1.808.784</text:p>
          </table:table-cell>
          <table:table-cell office:value-type="float" office:value="1612996" table:style-name="ce30">
            <text:p>1.612.996</text:p>
          </table:table-cell>
          <table:table-cell office:value-type="percentage" office:value="0.89175711417173087" table:style-name="ce31">
            <text:p>89,2%</text:p>
          </table:table-cell>
          <table:table-cell office:value-type="float" office:value="1549152" table:style-name="ce30">
            <text:p>1.549.152</text:p>
          </table:table-cell>
          <table:table-cell office:value-type="percentage" office:value="0.85646047289228566" table:style-name="ce31">
            <text:p>85,6%</text:p>
          </table:table-cell>
          <table:table-cell office:value-type="date" office:date-value="2021-10-13T00:00:00" table:style-name="ce32">
            <text:p>13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6868360" table:style-name="ce30">
            <text:p>6.868.360</text:p>
          </table:table-cell>
          <table:table-cell office:value-type="float" office:value="5932785" table:style-name="ce30">
            <text:p>5.932.785</text:p>
          </table:table-cell>
          <table:table-cell office:value-type="percentage" office:value="0.86378480452393291" table:style-name="ce31">
            <text:p>86,4%</text:p>
          </table:table-cell>
          <table:table-cell office:value-type="float" office:value="5785758" table:style-name="ce30">
            <text:p>5.785.758</text:p>
          </table:table-cell>
          <table:table-cell office:value-type="percentage" office:value="0.84237838435958512" table:style-name="ce31">
            <text:p>84,2%</text:p>
          </table:table-cell>
          <table:table-cell office:value-type="date" office:date-value="2021-10-13T00:00:00" table:style-name="ce32">
            <text:p>13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4488459" table:style-name="ce30">
            <text:p>4.488.459</text:p>
          </table:table-cell>
          <table:table-cell office:value-type="float" office:value="4058382" table:style-name="ce30">
            <text:p>4.058.382</text:p>
          </table:table-cell>
          <table:table-cell office:value-type="percentage" office:value="0.90418159105385609" table:style-name="ce31">
            <text:p>90,4%</text:p>
          </table:table-cell>
          <table:table-cell office:value-type="float" office:value="3983849" table:style-name="ce30">
            <text:p>3.983.849</text:p>
          </table:table-cell>
          <table:table-cell office:value-type="percentage" office:value="0.88757611465315822" table:style-name="ce31">
            <text:p>88,8%</text:p>
          </table:table-cell>
          <table:table-cell office:value-type="date" office:date-value="2021-10-13T00:00:00" table:style-name="ce32">
            <text:p>13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953437" table:style-name="ce30">
            <text:p>953.437</text:p>
          </table:table-cell>
          <table:table-cell office:value-type="float" office:value="895381" table:style-name="ce30">
            <text:p>895.381</text:p>
          </table:table-cell>
          <table:table-cell office:value-type="percentage" office:value="0.939108719296608" table:style-name="ce31">
            <text:p>93,9%</text:p>
          </table:table-cell>
          <table:table-cell office:value-type="float" office:value="879867" table:style-name="ce30">
            <text:p>879.867</text:p>
          </table:table-cell>
          <table:table-cell office:value-type="percentage" office:value="0.92283706212366412" table:style-name="ce31">
            <text:p>92,3%</text:p>
          </table:table-cell>
          <table:table-cell office:value-type="date" office:date-value="2021-10-13T00:00:00" table:style-name="ce32">
            <text:p>13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2454497" table:style-name="ce30">
            <text:p>2.454.497</text:p>
          </table:table-cell>
          <table:table-cell office:value-type="float" office:value="2304805" table:style-name="ce30">
            <text:p>2.304.805</text:p>
          </table:table-cell>
          <table:table-cell office:value-type="percentage" office:value="0.93901316644510058" table:style-name="ce31">
            <text:p>93,9%</text:p>
          </table:table-cell>
          <table:table-cell office:value-type="float" office:value="2277604" table:style-name="ce30">
            <text:p>2.277.604</text:p>
          </table:table-cell>
          <table:table-cell office:value-type="percentage" office:value="0.9279310587871975" table:style-name="ce31">
            <text:p>92,8%</text:p>
          </table:table-cell>
          <table:table-cell office:value-type="date" office:date-value="2021-10-13T00:00:00" table:style-name="ce32">
            <text:p>13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283970" table:style-name="ce30">
            <text:p>283.970</text:p>
          </table:table-cell>
          <table:table-cell office:value-type="float" office:value="258652" table:style-name="ce30">
            <text:p>258.652</text:p>
          </table:table-cell>
          <table:table-cell office:value-type="percentage" office:value="0.91084269465084344" table:style-name="ce31">
            <text:p>91,1%</text:p>
          </table:table-cell>
          <table:table-cell office:value-type="float" office:value="253112" table:style-name="ce30">
            <text:p>253.112</text:p>
          </table:table-cell>
          <table:table-cell office:value-type="percentage" office:value="0.89133359157657499" table:style-name="ce31">
            <text:p>89,1%</text:p>
          </table:table-cell>
          <table:table-cell office:value-type="date" office:date-value="2021-10-13T00:00:00" table:style-name="ce32">
            <text:p>13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5977937" table:style-name="ce30">
            <text:p>5.977.937</text:p>
          </table:table-cell>
          <table:table-cell office:value-type="float" office:value="5308496" table:style-name="ce30">
            <text:p>5.308.496</text:p>
          </table:table-cell>
          <table:table-cell office:value-type="percentage" office:value="0.88801471142971233" table:style-name="ce31">
            <text:p>88,8%</text:p>
          </table:table-cell>
          <table:table-cell office:value-type="float" office:value="5177838" table:style-name="ce30">
            <text:p>5.177.838</text:p>
          </table:table-cell>
          <table:table-cell office:value-type="percentage" office:value="0.86615800735270376" table:style-name="ce31">
            <text:p>86,6%</text:p>
          </table:table-cell>
          <table:table-cell office:value-type="date" office:date-value="2021-10-13T00:00:00" table:style-name="ce32">
            <text:p>13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1310137" table:style-name="ce30">
            <text:p>1.310.137</text:p>
          </table:table-cell>
          <table:table-cell office:value-type="float" office:value="1184657" table:style-name="ce30">
            <text:p>1.184.657</text:p>
          </table:table-cell>
          <table:table-cell office:value-type="percentage" office:value="0.90422375675215649" table:style-name="ce31">
            <text:p>90,4%</text:p>
          </table:table-cell>
          <table:table-cell office:value-type="float" office:value="1147922" table:style-name="ce30">
            <text:p>1.147.922</text:p>
          </table:table-cell>
          <table:table-cell office:value-type="percentage" office:value="0.87618470434771323" table:style-name="ce31">
            <text:p>87,6%</text:p>
          </table:table-cell>
          <table:table-cell office:value-type="date" office:date-value="2021-10-13T00:00:00" table:style-name="ce32">
            <text:p>13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581354" table:style-name="ce30">
            <text:p>581.354</text:p>
          </table:table-cell>
          <table:table-cell office:value-type="float" office:value="525324" table:style-name="ce30">
            <text:p>525.324</text:p>
          </table:table-cell>
          <table:table-cell office:value-type="percentage" office:value="0.90362154556432051" table:style-name="ce31">
            <text:p>90,4%</text:p>
          </table:table-cell>
          <table:table-cell office:value-type="float" office:value="516324" table:style-name="ce30">
            <text:p>516.324</text:p>
          </table:table-cell>
          <table:table-cell office:value-type="percentage" office:value="0.88814044454841623" table:style-name="ce31">
            <text:p>88,8%</text:p>
          </table:table-cell>
          <table:table-cell office:value-type="date" office:date-value="2021-10-13T00:00:00" table:style-name="ce32">
            <text:p>13/10/2021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1983943" table:style-name="ce30">
            <text:p>1.983.943</text:p>
          </table:table-cell>
          <table:table-cell office:value-type="float" office:value="1804509" table:style-name="ce30">
            <text:p>1.804.509</text:p>
          </table:table-cell>
          <table:table-cell office:value-type="percentage" office:value="0.90955687739012658" table:style-name="ce31">
            <text:p>91,0%</text:p>
          </table:table-cell>
          <table:table-cell office:value-type="float" office:value="1770755" table:style-name="ce30">
            <text:p>1.770.755</text:p>
          </table:table-cell>
          <table:table-cell office:value-type="percentage" office:value="0.89254328375361591" table:style-name="ce31">
            <text:p>89,3%</text:p>
          </table:table-cell>
          <table:table-cell office:value-type="date" office:date-value="2021-10-13T00:00:00" table:style-name="ce32">
            <text:p>13/10/2021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70965" table:style-name="ce30">
            <text:p>70.965</text:p>
          </table:table-cell>
          <table:table-cell office:value-type="float" office:value="62074" table:style-name="ce30">
            <text:p>62.074</text:p>
          </table:table-cell>
          <table:table-cell office:value-type="percentage" office:value="0.87471288663425628" table:style-name="ce31">
            <text:p>87,5%</text:p>
          </table:table-cell>
          <table:table-cell office:value-type="float" office:value="58799" table:style-name="ce30">
            <text:p>58.799</text:p>
          </table:table-cell>
          <table:table-cell office:value-type="percentage" office:value="0.82856337631226662" table:style-name="ce31">
            <text:p>82,9%</text:p>
          </table:table-cell>
          <table:table-cell office:value-type="date" office:date-value="2021-10-13T00:00:00" table:style-name="ce32">
            <text:p>13/10/2021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70927" table:style-name="ce30">
            <text:p>70.927</text:p>
          </table:table-cell>
          <table:table-cell office:value-type="float" office:value="56974" table:style-name="ce30">
            <text:p>56.974</text:p>
          </table:table-cell>
          <table:table-cell office:value-type="percentage" office:value="0.80327660834379011" table:style-name="ce31">
            <text:p>80,3%</text:p>
          </table:table-cell>
          <table:table-cell office:value-type="float" office:value="54369" table:style-name="ce30">
            <text:p>54.369</text:p>
          </table:table-cell>
          <table:table-cell office:value-type="percentage" office:value="0.76654870500655603" table:style-name="ce31">
            <text:p>76,7%</text:p>
          </table:table-cell>
          <table:table-cell office:value-type="date" office:date-value="2021-10-13T00:00:00" table:style-name="ce32">
            <text:p>13/10/2021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5">
            <text:p>FF.AA.</text:p>
          </table:table-cell>
          <table:table-cell office:value-type="string" table:style-name="ce30">
            <text:p>-</text:p>
          </table:table-cell>
          <table:table-cell office:value-type="float" office:value="92636" table:style-name="ce30">
            <text:p>92.636</text:p>
          </table:table-cell>
          <table:table-cell office:value-type="string" table:style-name="ce31">
            <text:p>-</text:p>
          </table:table-cell>
          <table:table-cell office:value-type="float" office:value="86625" table:style-name="ce30">
            <text:p>86.625</text:p>
          </table:table-cell>
          <table:table-cell office:value-type="string" table:style-name="ce31">
            <text:p>-</text:p>
          </table:table-cell>
          <table:table-cell office:value-type="date" office:date-value="2021-10-13T00:00:00" table:style-name="ce32">
            <text:p>13/10/2021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5">
            <text:p>Sanidad Exterior</text:p>
          </table:table-cell>
          <table:table-cell office:value-type="string" table:style-name="ce30">
            <text:p>-</text:p>
          </table:table-cell>
          <table:table-cell office:value-type="float" office:value="5003" table:style-name="ce30">
            <text:p>5.003</text:p>
          </table:table-cell>
          <table:table-cell office:value-type="string" table:style-name="ce31">
            <text:p>-</text:p>
          </table:table-cell>
          <table:table-cell office:value-type="float" office:value="4651" table:style-name="ce30">
            <text:p>4.651</text:p>
          </table:table-cell>
          <table:table-cell office:value-type="string" table:style-name="ce31">
            <text:p>-</text:p>
          </table:table-cell>
          <table:table-cell office:value-type="date" office:date-value="2021-10-13T00:00:00" table:style-name="ce32">
            <text:p>13/10/2021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17">
            <text:p>Totales</text:p>
          </table:table-cell>
          <table:table-cell office:value-type="float" office:value="42119827" table:style-name="ce33">
            <text:p>42.119.827</text:p>
          </table:table-cell>
          <table:table-cell office:value-type="float" office:value="37846897" table:style-name="ce33">
            <text:p>37.846.897</text:p>
          </table:table-cell>
          <table:table-cell office:value-type="percentage" office:value="0.89855300212890243" table:style-name="ce34">
            <text:p>89,9%</text:p>
          </table:table-cell>
          <table:table-cell office:value-type="float" office:value="36994918" table:style-name="ce33">
            <text:p>36.994.918</text:p>
          </table:table-cell>
          <table:table-cell office:value-type="percentage" office:value="0.8783254973957989" table:style-name="ce34">
            <text:p>87,8%</text:p>
          </table:table-cell>
          <table:table-cell table:style-name="ce35"/>
          <table:table-cell table:number-columns-repeated="16377" table:style-name="ce28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4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8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8"/>
        <table:table-column table:style-name="co4" table:default-cell-style-name="ce55"/>
        <table:table-column table:style-name="co4" table:number-columns-repeated="2" table:default-cell-style-name="ce28"/>
        <table:table-column table:style-name="co4" table:default-cell-style-name="ce55"/>
        <table:table-column table:style-name="co4" table:number-columns-repeated="2" table:default-cell-style-name="ce28"/>
        <table:table-column table:style-name="co3" table:number-columns-repeated="20" table:default-cell-style-name="ce28"/>
        <table:table-column table:style-name="co4" table:number-columns-repeated="16344" table:default-cell-style-name="ce28"/>
        <table:table-row table:style-name="ro1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3993" table:style-name="ce43">
            <text:p>433.993</text:p>
          </table:table-cell>
          <table:table-cell office:value-type="percentage" office:value="1" table:style-name="ce44">
            <text:p>100,0%</text:p>
          </table:table-cell>
          <table:table-cell office:value-type="float" office:value="653934" table:style-name="ce43">
            <text:p>653.934</text:p>
          </table:table-cell>
          <table:table-cell office:value-type="percentage" office:value="1" table:style-name="ce44">
            <text:p>100,0%</text:p>
          </table:table-cell>
          <table:table-cell office:value-type="float" office:value="927884" table:style-name="ce43">
            <text:p>927.884</text:p>
          </table:table-cell>
          <table:table-cell office:value-type="percentage" office:value="1" table:style-name="ce44">
            <text:p>100,0%</text:p>
          </table:table-cell>
          <table:table-cell office:value-type="float" office:value="1212702" table:style-name="ce43">
            <text:p>1.212.702</text:p>
          </table:table-cell>
          <table:table-cell office:value-type="percentage" office:value="0.95864179329829302" table:style-name="ce44">
            <text:p>95,9%</text:p>
          </table:table-cell>
          <table:table-cell office:value-type="float" office:value="1246046" table:style-name="ce43">
            <text:p>1.246.046</text:p>
          </table:table-cell>
          <table:table-cell office:value-type="percentage" office:value="0.8995981558196654" table:style-name="ce44">
            <text:p>90,0%</text:p>
          </table:table-cell>
          <table:table-cell office:value-type="float" office:value="922814" table:style-name="ce43">
            <text:p>922.814</text:p>
          </table:table-cell>
          <table:table-cell office:value-type="percentage" office:value="0.8093319078736767" table:style-name="ce44">
            <text:p>80,9%</text:p>
          </table:table-cell>
          <table:table-cell office:value-type="float" office:value="757600" table:style-name="ce43">
            <text:p>757.600</text:p>
          </table:table-cell>
          <table:table-cell office:value-type="percentage" office:value="0.81578856689983115" table:style-name="ce44">
            <text:p>81,6%</text:p>
          </table:table-cell>
          <table:table-cell office:value-type="float" office:value="655907" table:style-name="ce43">
            <text:p>655.907</text:p>
          </table:table-cell>
          <table:table-cell office:value-type="percentage" office:value="0.87116602714545088" table:style-name="ce44">
            <text:p>87,1%</text:p>
          </table:table-cell>
          <table:table-cell office:value-type="float" office:value="6810880" table:style-name="ce43">
            <text:p>6.810.880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396978653310024" table:style-name="ce44">
            <text:p>91,4%</text:p>
          </table:table-cell>
          <table:table-cell office:value-type="percentage" office:value="0.80464901810651679" table:style-name="ce44">
            <text:p>80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231" table:style-name="ce46">
            <text:p>101.231</text:p>
          </table:table-cell>
          <table:table-cell office:value-type="percentage" office:value="1" table:style-name="ce47">
            <text:p>100,0%</text:p>
          </table:table-cell>
          <table:table-cell office:value-type="float" office:value="119236" table:style-name="ce46">
            <text:p>119.236</text:p>
          </table:table-cell>
          <table:table-cell office:value-type="percentage" office:value="1" table:style-name="ce47">
            <text:p>100,0%</text:p>
          </table:table-cell>
          <table:table-cell office:value-type="float" office:value="154416" table:style-name="ce46">
            <text:p>154.416</text:p>
          </table:table-cell>
          <table:table-cell office:value-type="percentage" office:value="0.98752294282041608" table:style-name="ce47">
            <text:p>98,8%</text:p>
          </table:table-cell>
          <table:table-cell office:value-type="float" office:value="185731" table:style-name="ce46">
            <text:p>185.731</text:p>
          </table:table-cell>
          <table:table-cell office:value-type="percentage" office:value="0.93677685533576105" table:style-name="ce47">
            <text:p>93,7%</text:p>
          </table:table-cell>
          <table:table-cell office:value-type="float" office:value="187295" table:style-name="ce46">
            <text:p>187.295</text:p>
          </table:table-cell>
          <table:table-cell office:value-type="percentage" office:value="0.87137054940146919" table:style-name="ce47">
            <text:p>87,1%</text:p>
          </table:table-cell>
          <table:table-cell office:value-type="float" office:value="124785" table:style-name="ce46">
            <text:p>124.785</text:p>
          </table:table-cell>
          <table:table-cell office:value-type="percentage" office:value="0.75955954859208941" table:style-name="ce47">
            <text:p>76,0%</text:p>
          </table:table-cell>
          <table:table-cell office:value-type="float" office:value="102939" table:style-name="ce46">
            <text:p>102.939</text:p>
          </table:table-cell>
          <table:table-cell office:value-type="percentage" office:value="0.78940345549497315" table:style-name="ce47">
            <text:p>78,9%</text:p>
          </table:table-cell>
          <table:table-cell office:value-type="float" office:value="87384" table:style-name="ce46">
            <text:p>87.384</text:p>
          </table:table-cell>
          <table:table-cell office:value-type="percentage" office:value="0.8474914895886877" table:style-name="ce47">
            <text:p>84,7%</text:p>
          </table:table-cell>
          <table:table-cell office:value-type="float" office:value="1063017" table:style-name="ce46">
            <text:p>1.063.017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9695933118111537" table:style-name="ce47">
            <text:p>89,7%</text:p>
          </table:table-cell>
          <table:table-cell office:value-type="percentage" office:value="0.7996270472720215" table:style-name="ce47">
            <text:p>80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931" table:style-name="ce46">
            <text:p>88.931</text:p>
          </table:table-cell>
          <table:table-cell office:value-type="percentage" office:value="1" table:style-name="ce47">
            <text:p>100,0%</text:p>
          </table:table-cell>
          <table:table-cell office:value-type="float" office:value="114334" table:style-name="ce46">
            <text:p>114.334</text:p>
          </table:table-cell>
          <table:table-cell office:value-type="percentage" office:value="1" table:style-name="ce47">
            <text:p>100,0%</text:p>
          </table:table-cell>
          <table:table-cell office:value-type="float" office:value="148140" table:style-name="ce46">
            <text:p>148.140</text:p>
          </table:table-cell>
          <table:table-cell office:value-type="percentage" office:value="0.98989656001924464" table:style-name="ce47">
            <text:p>99,0%</text:p>
          </table:table-cell>
          <table:table-cell office:value-type="float" office:value="153121" table:style-name="ce46">
            <text:p>153.121</text:p>
          </table:table-cell>
          <table:table-cell office:value-type="percentage" office:value="0.94144302007439518" table:style-name="ce47">
            <text:p>94,1%</text:p>
          </table:table-cell>
          <table:table-cell office:value-type="float" office:value="150527" table:style-name="ce46">
            <text:p>150.527</text:p>
          </table:table-cell>
          <table:table-cell office:value-type="percentage" office:value="0.90139706454761581" table:style-name="ce47">
            <text:p>90,1%</text:p>
          </table:table-cell>
          <table:table-cell office:value-type="float" office:value="90791" table:style-name="ce46">
            <text:p>90.791</text:p>
          </table:table-cell>
          <table:table-cell office:value-type="percentage" office:value="0.79327397751002615" table:style-name="ce47">
            <text:p>79,3%</text:p>
          </table:table-cell>
          <table:table-cell office:value-type="float" office:value="66443" table:style-name="ce46">
            <text:p>66.443</text:p>
          </table:table-cell>
          <table:table-cell office:value-type="percentage" office:value="0.8398705616159573" table:style-name="ce47">
            <text:p>84,0%</text:p>
          </table:table-cell>
          <table:table-cell office:value-type="float" office:value="60383" table:style-name="ce46">
            <text:p>60.383</text:p>
          </table:table-cell>
          <table:table-cell office:value-type="percentage" office:value="0.94348437500000004" table:style-name="ce47">
            <text:p>94,3%</text:p>
          </table:table-cell>
          <table:table-cell office:value-type="float" office:value="872670" table:style-name="ce46">
            <text:p>872.670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440922042086805" table:style-name="ce47">
            <text:p>93,4%</text:p>
          </table:table-cell>
          <table:table-cell office:value-type="percentage" office:value="0.85658000125639977" table:style-name="ce47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467" table:style-name="ce46">
            <text:p>51.467</text:p>
          </table:table-cell>
          <table:table-cell office:value-type="percentage" office:value="1" table:style-name="ce47">
            <text:p>100,0%</text:p>
          </table:table-cell>
          <table:table-cell office:value-type="float" office:value="79183" table:style-name="ce46">
            <text:p>79.183</text:p>
          </table:table-cell>
          <table:table-cell office:value-type="percentage" office:value="0.9834442843658403" table:style-name="ce47">
            <text:p>98,3%</text:p>
          </table:table-cell>
          <table:table-cell office:value-type="float" office:value="110208" table:style-name="ce46">
            <text:p>110.208</text:p>
          </table:table-cell>
          <table:table-cell office:value-type="percentage" office:value="0.94009263761291806" table:style-name="ce47">
            <text:p>94,0%</text:p>
          </table:table-cell>
          <table:table-cell office:value-type="float" office:value="149913" table:style-name="ce46">
            <text:p>149.913</text:p>
          </table:table-cell>
          <table:table-cell office:value-type="percentage" office:value="0.90419609522488342" table:style-name="ce47">
            <text:p>90,4%</text:p>
          </table:table-cell>
          <table:table-cell office:value-type="float" office:value="166797" table:style-name="ce46">
            <text:p>166.797</text:p>
          </table:table-cell>
          <table:table-cell office:value-type="percentage" office:value="0.80901868342936967" table:style-name="ce47">
            <text:p>80,9%</text:p>
          </table:table-cell>
          <table:table-cell office:value-type="float" office:value="125204" table:style-name="ce46">
            <text:p>125.204</text:p>
          </table:table-cell>
          <table:table-cell office:value-type="percentage" office:value="0.68722795808702053" table:style-name="ce47">
            <text:p>68,7%</text:p>
          </table:table-cell>
          <table:table-cell office:value-type="float" office:value="95945" table:style-name="ce46">
            <text:p>95.945</text:p>
          </table:table-cell>
          <table:table-cell office:value-type="percentage" office:value="0.69554595409664932" table:style-name="ce47">
            <text:p>69,6%</text:p>
          </table:table-cell>
          <table:table-cell office:value-type="float" office:value="73837" table:style-name="ce46">
            <text:p>73.837</text:p>
          </table:table-cell>
          <table:table-cell office:value-type="percentage" office:value="0.77332425638877256" table:style-name="ce47">
            <text:p>77,3%</text:p>
          </table:table-cell>
          <table:table-cell office:value-type="float" office:value="852554" table:style-name="ce46">
            <text:p>852.554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2382953558283334" table:style-name="ce47">
            <text:p>82,4%</text:p>
          </table:table-cell>
          <table:table-cell office:value-type="percentage" office:value="0.72771891428654345" table:style-name="ce47">
            <text:p>72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010" table:style-name="ce46">
            <text:p>93.010</text:p>
          </table:table-cell>
          <table:table-cell office:value-type="percentage" office:value="1" table:style-name="ce47">
            <text:p>100,0%</text:p>
          </table:table-cell>
          <table:table-cell office:value-type="float" office:value="151318" table:style-name="ce46">
            <text:p>151.318</text:p>
          </table:table-cell>
          <table:table-cell office:value-type="percentage" office:value="0.97920805534164668" table:style-name="ce47">
            <text:p>97,9%</text:p>
          </table:table-cell>
          <table:table-cell office:value-type="float" office:value="224222" table:style-name="ce46">
            <text:p>224.222</text:p>
          </table:table-cell>
          <table:table-cell office:value-type="percentage" office:value="0.95376278222993549" table:style-name="ce47">
            <text:p>95,4%</text:p>
          </table:table-cell>
          <table:table-cell office:value-type="float" office:value="320258" table:style-name="ce46">
            <text:p>320.258</text:p>
          </table:table-cell>
          <table:table-cell office:value-type="percentage" office:value="0.91368626466426262" table:style-name="ce47">
            <text:p>91,4%</text:p>
          </table:table-cell>
          <table:table-cell office:value-type="float" office:value="317167" table:style-name="ce46">
            <text:p>317.167</text:p>
          </table:table-cell>
          <table:table-cell office:value-type="percentage" office:value="0.81760087027355877" table:style-name="ce47">
            <text:p>81,8%</text:p>
          </table:table-cell>
          <table:table-cell office:value-type="float" office:value="228238" table:style-name="ce46">
            <text:p>228.238</text:p>
          </table:table-cell>
          <table:table-cell office:value-type="percentage" office:value="0.73404002135501423" table:style-name="ce47">
            <text:p>73,4%</text:p>
          </table:table-cell>
          <table:table-cell office:value-type="float" office:value="185898" table:style-name="ce46">
            <text:p>185.898</text:p>
          </table:table-cell>
          <table:table-cell office:value-type="percentage" office:value="0.7384289050955718" table:style-name="ce47">
            <text:p>73,8%</text:p>
          </table:table-cell>
          <table:table-cell office:value-type="float" office:value="147755" table:style-name="ce46">
            <text:p>147.755</text:p>
          </table:table-cell>
          <table:table-cell office:value-type="percentage" office:value="0.82178790524869716" table:style-name="ce47">
            <text:p>82,2%</text:p>
          </table:table-cell>
          <table:table-cell office:value-type="float" office:value="1667866" table:style-name="ce46">
            <text:p>1.667.866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5061613424086613" table:style-name="ce47">
            <text:p>85,1%</text:p>
          </table:table-cell>
          <table:table-cell office:value-type="percentage" office:value="0.76649944484069499" table:style-name="ce47">
            <text:p>76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308" table:style-name="ce46">
            <text:p>42.308</text:p>
          </table:table-cell>
          <table:table-cell office:value-type="percentage" office:value="1" table:style-name="ce47">
            <text:p>100,0%</text:p>
          </table:table-cell>
          <table:table-cell office:value-type="float" office:value="55906" table:style-name="ce46">
            <text:p>55.906</text:p>
          </table:table-cell>
          <table:table-cell office:value-type="percentage" office:value="1" table:style-name="ce47">
            <text:p>100,0%</text:p>
          </table:table-cell>
          <table:table-cell office:value-type="float" office:value="76632" table:style-name="ce46">
            <text:p>76.632</text:p>
          </table:table-cell>
          <table:table-cell office:value-type="percentage" office:value="0.99078156312625254" table:style-name="ce47">
            <text:p>99,1%</text:p>
          </table:table-cell>
          <table:table-cell office:value-type="float" office:value="84205" table:style-name="ce46">
            <text:p>84.205</text:p>
          </table:table-cell>
          <table:table-cell office:value-type="percentage" office:value="0.93598550531323643" table:style-name="ce47">
            <text:p>93,6%</text:p>
          </table:table-cell>
          <table:table-cell office:value-type="float" office:value="87843" table:style-name="ce46">
            <text:p>87.843</text:p>
          </table:table-cell>
          <table:table-cell office:value-type="percentage" office:value="0.89847497673086563" table:style-name="ce47">
            <text:p>89,8%</text:p>
          </table:table-cell>
          <table:table-cell office:value-type="float" office:value="54387" table:style-name="ce46">
            <text:p>54.387</text:p>
          </table:table-cell>
          <table:table-cell office:value-type="percentage" office:value="0.77174236941807506" table:style-name="ce47">
            <text:p>77,2%</text:p>
          </table:table-cell>
          <table:table-cell office:value-type="float" office:value="40782" table:style-name="ce46">
            <text:p>40.782</text:p>
          </table:table-cell>
          <table:table-cell office:value-type="percentage" office:value="0.80748440748440753" table:style-name="ce47">
            <text:p>80,7%</text:p>
          </table:table-cell>
          <table:table-cell office:value-type="float" office:value="38792" table:style-name="ce46">
            <text:p>38.792</text:p>
          </table:table-cell>
          <table:table-cell office:value-type="percentage" office:value="0.8823783636239565" table:style-name="ce47">
            <text:p>88,2%</text:p>
          </table:table-cell>
          <table:table-cell office:value-type="float" office:value="480855" table:style-name="ce46">
            <text:p>480.855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743985713386256" table:style-name="ce47">
            <text:p>91,7%</text:p>
          </table:table-cell>
          <table:table-cell office:value-type="percentage" office:value="0.82492859042210998" table:style-name="ce47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312" table:style-name="ce46">
            <text:p>229.312</text:p>
          </table:table-cell>
          <table:table-cell office:value-type="percentage" office:value="1" table:style-name="ce47">
            <text:p>100,0%</text:p>
          </table:table-cell>
          <table:table-cell office:value-type="float" office:value="250442" table:style-name="ce46">
            <text:p>250.442</text:p>
          </table:table-cell>
          <table:table-cell office:value-type="percentage" office:value="1" table:style-name="ce47">
            <text:p>100,0%</text:p>
          </table:table-cell>
          <table:table-cell office:value-type="float" office:value="320284" table:style-name="ce46">
            <text:p>320.284</text:p>
          </table:table-cell>
          <table:table-cell office:value-type="percentage" office:value="1" table:style-name="ce47">
            <text:p>100,0%</text:p>
          </table:table-cell>
          <table:table-cell office:value-type="float" office:value="352477" table:style-name="ce46">
            <text:p>352.477</text:p>
          </table:table-cell>
          <table:table-cell office:value-type="percentage" office:value="0.92471174657309629" table:style-name="ce47">
            <text:p>92,5%</text:p>
          </table:table-cell>
          <table:table-cell office:value-type="float" office:value="319834" table:style-name="ce46">
            <text:p>319.834</text:p>
          </table:table-cell>
          <table:table-cell office:value-type="percentage" office:value="0.88034571503282366" table:style-name="ce47">
            <text:p>88,0%</text:p>
          </table:table-cell>
          <table:table-cell office:value-type="float" office:value="210937" table:style-name="ce46">
            <text:p>210.937</text:p>
          </table:table-cell>
          <table:table-cell office:value-type="percentage" office:value="0.78771617317006681" table:style-name="ce47">
            <text:p>78,8%</text:p>
          </table:table-cell>
          <table:table-cell office:value-type="float" office:value="171262" table:style-name="ce46">
            <text:p>171.262</text:p>
          </table:table-cell>
          <table:table-cell office:value-type="percentage" office:value="0.81164516648815677" table:style-name="ce47">
            <text:p>81,2%</text:p>
          </table:table-cell>
          <table:table-cell office:value-type="float" office:value="141833" table:style-name="ce46">
            <text:p>141.833</text:p>
          </table:table-cell>
          <table:table-cell office:value-type="percentage" office:value="0.85781592093962822" table:style-name="ce47">
            <text:p>85,8%</text:p>
          </table:table-cell>
          <table:table-cell office:value-type="float" office:value="1996381" table:style-name="ce46">
            <text:p>1.996.381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1734784512646272" table:style-name="ce47">
            <text:p>91,7%</text:p>
          </table:table-cell>
          <table:table-cell office:value-type="percentage" office:value="0.8335905446449523" table:style-name="ce47">
            <text:p>83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8098" table:style-name="ce46">
            <text:p>138.098</text:p>
          </table:table-cell>
          <table:table-cell office:value-type="percentage" office:value="1" table:style-name="ce47">
            <text:p>100,0%</text:p>
          </table:table-cell>
          <table:table-cell office:value-type="float" office:value="158327" table:style-name="ce46">
            <text:p>158.327</text:p>
          </table:table-cell>
          <table:table-cell office:value-type="percentage" office:value="0.99513516571234628" table:style-name="ce47">
            <text:p>99,5%</text:p>
          </table:table-cell>
          <table:table-cell office:value-type="float" office:value="222121" table:style-name="ce46">
            <text:p>222.121</text:p>
          </table:table-cell>
          <table:table-cell office:value-type="percentage" office:value="1" table:style-name="ce47">
            <text:p>100,0%</text:p>
          </table:table-cell>
          <table:table-cell office:value-type="float" office:value="285955" table:style-name="ce46">
            <text:p>285.955</text:p>
          </table:table-cell>
          <table:table-cell office:value-type="percentage" office:value="0.93000149604199323" table:style-name="ce47">
            <text:p>93,0%</text:p>
          </table:table-cell>
          <table:table-cell office:value-type="float" office:value="286337" table:style-name="ce46">
            <text:p>286.337</text:p>
          </table:table-cell>
          <table:table-cell office:value-type="percentage" office:value="0.86610002873519765" table:style-name="ce47">
            <text:p>86,6%</text:p>
          </table:table-cell>
          <table:table-cell office:value-type="float" office:value="204276" table:style-name="ce46">
            <text:p>204.276</text:p>
          </table:table-cell>
          <table:table-cell office:value-type="percentage" office:value="0.76824081142981782" table:style-name="ce47">
            <text:p>76,8%</text:p>
          </table:table-cell>
          <table:table-cell office:value-type="float" office:value="170945" table:style-name="ce46">
            <text:p>170.945</text:p>
          </table:table-cell>
          <table:table-cell office:value-type="percentage" office:value="0.7838313715959998" table:style-name="ce47">
            <text:p>78,4%</text:p>
          </table:table-cell>
          <table:table-cell office:value-type="float" office:value="146937" table:style-name="ce46">
            <text:p>146.937</text:p>
          </table:table-cell>
          <table:table-cell office:value-type="percentage" office:value="0.84460143011519095" table:style-name="ce47">
            <text:p>84,5%</text:p>
          </table:table-cell>
          <table:table-cell office:value-type="float" office:value="1612996" table:style-name="ce46">
            <text:p>1.612.996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9175711417173087" table:style-name="ce47">
            <text:p>89,2%</text:p>
          </table:table-cell>
          <table:table-cell office:value-type="percentage" office:value="0.78866587033870672" table:style-name="ce47">
            <text:p>78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8662" table:style-name="ce46">
            <text:p>458.662</text:p>
          </table:table-cell>
          <table:table-cell office:value-type="percentage" office:value="1" table:style-name="ce47">
            <text:p>100,0%</text:p>
          </table:table-cell>
          <table:table-cell office:value-type="float" office:value="618048" table:style-name="ce46">
            <text:p>618.048</text:p>
          </table:table-cell>
          <table:table-cell office:value-type="percentage" office:value="0.97285657618858734" table:style-name="ce47">
            <text:p>97,3%</text:p>
          </table:table-cell>
          <table:table-cell office:value-type="float" office:value="798412" table:style-name="ce46">
            <text:p>798.412</text:p>
          </table:table-cell>
          <table:table-cell office:value-type="percentage" office:value="0.95323215343177525" table:style-name="ce47">
            <text:p>95,3%</text:p>
          </table:table-cell>
          <table:table-cell office:value-type="float" office:value="1022937" table:style-name="ce46">
            <text:p>1.022.937</text:p>
          </table:table-cell>
          <table:table-cell office:value-type="percentage" office:value="0.93694425616882526" table:style-name="ce47">
            <text:p>93,7%</text:p>
          </table:table-cell>
          <table:table-cell office:value-type="float" office:value="1122933" table:style-name="ce46">
            <text:p>1.122.933</text:p>
          </table:table-cell>
          <table:table-cell office:value-type="percentage" office:value="0.85280329294363799" table:style-name="ce47">
            <text:p>85,3%</text:p>
          </table:table-cell>
          <table:table-cell office:value-type="float" office:value="768245" table:style-name="ce46">
            <text:p>768.245</text:p>
          </table:table-cell>
          <table:table-cell office:value-type="percentage" office:value="0.73540758070630219" table:style-name="ce47">
            <text:p>73,5%</text:p>
          </table:table-cell>
          <table:table-cell office:value-type="float" office:value="624450" table:style-name="ce46">
            <text:p>624.450</text:p>
          </table:table-cell>
          <table:table-cell office:value-type="percentage" office:value="0.74433656957928807" table:style-name="ce47">
            <text:p>74,4%</text:p>
          </table:table-cell>
          <table:table-cell office:value-type="float" office:value="519098" table:style-name="ce46">
            <text:p>519.098</text:p>
          </table:table-cell>
          <table:table-cell office:value-type="percentage" office:value="0.7911077379809377" table:style-name="ce47">
            <text:p>79,1%</text:p>
          </table:table-cell>
          <table:table-cell office:value-type="float" office:value="5932785" table:style-name="ce46">
            <text:p>5.932.785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6378480452393291" table:style-name="ce47">
            <text:p>86,4%</text:p>
          </table:table-cell>
          <table:table-cell office:value-type="percentage" office:value="0.76252181902939398" table:style-name="ce47">
            <text:p>76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193" table:style-name="ce46">
            <text:p>297.193</text:p>
          </table:table-cell>
          <table:table-cell office:value-type="percentage" office:value="1" table:style-name="ce47">
            <text:p>100,0%</text:p>
          </table:table-cell>
          <table:table-cell office:value-type="float" office:value="434265" table:style-name="ce46">
            <text:p>434.265</text:p>
          </table:table-cell>
          <table:table-cell office:value-type="percentage" office:value="0.99178508297134715" table:style-name="ce47">
            <text:p>99,2%</text:p>
          </table:table-cell>
          <table:table-cell office:value-type="float" office:value="569596" table:style-name="ce46">
            <text:p>569.596</text:p>
          </table:table-cell>
          <table:table-cell office:value-type="percentage" office:value="0.98083095700568945" table:style-name="ce47">
            <text:p>98,1%</text:p>
          </table:table-cell>
          <table:table-cell office:value-type="float" office:value="714178" table:style-name="ce46">
            <text:p>714.178</text:p>
          </table:table-cell>
          <table:table-cell office:value-type="percentage" office:value="0.94928316412657143" table:style-name="ce47">
            <text:p>94,9%</text:p>
          </table:table-cell>
          <table:table-cell office:value-type="float" office:value="751296" table:style-name="ce46">
            <text:p>751.296</text:p>
          </table:table-cell>
          <table:table-cell office:value-type="percentage" office:value="0.88222943489105066" table:style-name="ce47">
            <text:p>88,2%</text:p>
          </table:table-cell>
          <table:table-cell office:value-type="float" office:value="506788" table:style-name="ce46">
            <text:p>506.788</text:p>
          </table:table-cell>
          <table:table-cell office:value-type="percentage" office:value="0.78116527092495058" table:style-name="ce47">
            <text:p>78,1%</text:p>
          </table:table-cell>
          <table:table-cell office:value-type="float" office:value="421028" table:style-name="ce46">
            <text:p>421.028</text:p>
          </table:table-cell>
          <table:table-cell office:value-type="percentage" office:value="0.81574654251093726" table:style-name="ce47">
            <text:p>81,6%</text:p>
          </table:table-cell>
          <table:table-cell office:value-type="float" office:value="364038" table:style-name="ce46">
            <text:p>364.038</text:p>
          </table:table-cell>
          <table:table-cell office:value-type="percentage" office:value="0.85750628340450996" table:style-name="ce47">
            <text:p>85,8%</text:p>
          </table:table-cell>
          <table:table-cell office:value-type="float" office:value="4058382" table:style-name="ce46">
            <text:p>4.058.382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418159105385609" table:style-name="ce47">
            <text:p>90,4%</text:p>
          </table:table-cell>
          <table:table-cell office:value-type="percentage" office:value="0.80247156961359034" table:style-name="ce47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249" table:style-name="ce46">
            <text:p>78.249</text:p>
          </table:table-cell>
          <table:table-cell office:value-type="percentage" office:value="1" table:style-name="ce47">
            <text:p>100,0%</text:p>
          </table:table-cell>
          <table:table-cell office:value-type="float" office:value="95906" table:style-name="ce46">
            <text:p>95.906</text:p>
          </table:table-cell>
          <table:table-cell office:value-type="percentage" office:value="1" table:style-name="ce47">
            <text:p>100,0%</text:p>
          </table:table-cell>
          <table:table-cell office:value-type="float" office:value="132803" table:style-name="ce46">
            <text:p>132.803</text:p>
          </table:table-cell>
          <table:table-cell office:value-type="percentage" office:value="1" table:style-name="ce47">
            <text:p>100,0%</text:p>
          </table:table-cell>
          <table:table-cell office:value-type="float" office:value="161393" table:style-name="ce46">
            <text:p>161.393</text:p>
          </table:table-cell>
          <table:table-cell office:value-type="percentage" office:value="0.95376914712556737" table:style-name="ce47">
            <text:p>95,4%</text:p>
          </table:table-cell>
          <table:table-cell office:value-type="float" office:value="146104" table:style-name="ce46">
            <text:p>146.104</text:p>
          </table:table-cell>
          <table:table-cell office:value-type="percentage" office:value="0.9160469986331774" table:style-name="ce47">
            <text:p>91,6%</text:p>
          </table:table-cell>
          <table:table-cell office:value-type="float" office:value="112777" table:style-name="ce46">
            <text:p>112.777</text:p>
          </table:table-cell>
          <table:table-cell office:value-type="percentage" office:value="0.84490444189722724" table:style-name="ce47">
            <text:p>84,5%</text:p>
          </table:table-cell>
          <table:table-cell office:value-type="float" office:value="92639" table:style-name="ce46">
            <text:p>92.639</text:p>
          </table:table-cell>
          <table:table-cell office:value-type="percentage" office:value="0.81749911754324034" table:style-name="ce47">
            <text:p>81,7%</text:p>
          </table:table-cell>
          <table:table-cell office:value-type="float" office:value="75510" table:style-name="ce46">
            <text:p>75.510</text:p>
          </table:table-cell>
          <table:table-cell office:value-type="percentage" office:value="0.89097345132743366" table:style-name="ce47">
            <text:p>89,1%</text:p>
          </table:table-cell>
          <table:table-cell office:value-type="float" office:value="895381" table:style-name="ce46">
            <text:p>895.381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39108719296608" table:style-name="ce47">
            <text:p>93,9%</text:p>
          </table:table-cell>
          <table:table-cell office:value-type="percentage" office:value="0.84153377813826669" table:style-name="ce47">
            <text:p>84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224" table:style-name="ce46">
            <text:p>242.224</text:p>
          </table:table-cell>
          <table:table-cell office:value-type="percentage" office:value="1" table:style-name="ce47">
            <text:p>100,0%</text:p>
          </table:table-cell>
          <table:table-cell office:value-type="float" office:value="291239" table:style-name="ce46">
            <text:p>291.239</text:p>
          </table:table-cell>
          <table:table-cell office:value-type="percentage" office:value="1" table:style-name="ce47">
            <text:p>100,0%</text:p>
          </table:table-cell>
          <table:table-cell office:value-type="float" office:value="345729" table:style-name="ce46">
            <text:p>345.729</text:p>
          </table:table-cell>
          <table:table-cell office:value-type="percentage" office:value="0.99654682397161365" table:style-name="ce47">
            <text:p>99,7%</text:p>
          </table:table-cell>
          <table:table-cell office:value-type="float" office:value="390537" table:style-name="ce46">
            <text:p>390.537</text:p>
          </table:table-cell>
          <table:table-cell office:value-type="percentage" office:value="0.96217685130663799" table:style-name="ce47">
            <text:p>96,2%</text:p>
          </table:table-cell>
          <table:table-cell office:value-type="float" office:value="407328" table:style-name="ce46">
            <text:p>407.328</text:p>
          </table:table-cell>
          <table:table-cell office:value-type="percentage" office:value="0.91901782632140627" table:style-name="ce47">
            <text:p>91,9%</text:p>
          </table:table-cell>
          <table:table-cell office:value-type="float" office:value="262644" table:style-name="ce46">
            <text:p>262.644</text:p>
          </table:table-cell>
          <table:table-cell office:value-type="percentage" office:value="0.81211349131746891" table:style-name="ce47">
            <text:p>81,2%</text:p>
          </table:table-cell>
          <table:table-cell office:value-type="float" office:value="197838" table:style-name="ce46">
            <text:p>197.838</text:p>
          </table:table-cell>
          <table:table-cell office:value-type="percentage" office:value="0.85651200748113476" table:style-name="ce47">
            <text:p>85,7%</text:p>
          </table:table-cell>
          <table:table-cell office:value-type="float" office:value="167266" table:style-name="ce46">
            <text:p>167.266</text:p>
          </table:table-cell>
          <table:table-cell office:value-type="percentage" office:value="0.92921941924480711" table:style-name="ce47">
            <text:p>92,9%</text:p>
          </table:table-cell>
          <table:table-cell office:value-type="float" office:value="2304805" table:style-name="ce46">
            <text:p>2.304.805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901316644510058" table:style-name="ce47">
            <text:p>93,9%</text:p>
          </table:table-cell>
          <table:table-cell office:value-type="percentage" office:value="0.85305677397338608" table:style-name="ce47">
            <text:p>85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359" table:style-name="ce46">
            <text:p>23.359</text:p>
          </table:table-cell>
          <table:table-cell office:value-type="percentage" office:value="1" table:style-name="ce47">
            <text:p>100,0%</text:p>
          </table:table-cell>
          <table:table-cell office:value-type="float" office:value="28658" table:style-name="ce46">
            <text:p>28.658</text:p>
          </table:table-cell>
          <table:table-cell office:value-type="percentage" office:value="1" table:style-name="ce47">
            <text:p>100,0%</text:p>
          </table:table-cell>
          <table:table-cell office:value-type="float" office:value="38009" table:style-name="ce46">
            <text:p>38.009</text:p>
          </table:table-cell>
          <table:table-cell office:value-type="percentage" office:value="1" table:style-name="ce47">
            <text:p>100,0%</text:p>
          </table:table-cell>
          <table:table-cell office:value-type="float" office:value="45329" table:style-name="ce46">
            <text:p>45.329</text:p>
          </table:table-cell>
          <table:table-cell office:value-type="percentage" office:value="0.95101124538435722" table:style-name="ce47">
            <text:p>95,1%</text:p>
          </table:table-cell>
          <table:table-cell office:value-type="float" office:value="47409" table:style-name="ce46">
            <text:p>47.409</text:p>
          </table:table-cell>
          <table:table-cell office:value-type="percentage" office:value="0.89540483880106525" table:style-name="ce47">
            <text:p>89,5%</text:p>
          </table:table-cell>
          <table:table-cell office:value-type="float" office:value="30814" table:style-name="ce46">
            <text:p>30.814</text:p>
          </table:table-cell>
          <table:table-cell office:value-type="percentage" office:value="0.78369236247106999" table:style-name="ce47">
            <text:p>78,4%</text:p>
          </table:table-cell>
          <table:table-cell office:value-type="float" office:value="23633" table:style-name="ce46">
            <text:p>23.633</text:p>
          </table:table-cell>
          <table:table-cell office:value-type="percentage" office:value="0.77592094031124825" table:style-name="ce47">
            <text:p>77,6%</text:p>
          </table:table-cell>
          <table:table-cell office:value-type="float" office:value="21441" table:style-name="ce46">
            <text:p>21.441</text:p>
          </table:table-cell>
          <table:table-cell office:value-type="percentage" office:value="0.83976970076766411" table:style-name="ce47">
            <text:p>84,0%</text:p>
          </table:table-cell>
          <table:table-cell office:value-type="float" office:value="258652" table:style-name="ce46">
            <text:p>258.652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1084269465084344" table:style-name="ce47">
            <text:p>91,1%</text:p>
          </table:table-cell>
          <table:table-cell office:value-type="percentage" office:value="0.80850478566114647" table:style-name="ce47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3744" table:style-name="ce46">
            <text:p>373.744</text:p>
          </table:table-cell>
          <table:table-cell office:value-type="percentage" office:value="1" table:style-name="ce47">
            <text:p>100,0%</text:p>
          </table:table-cell>
          <table:table-cell office:value-type="float" office:value="510643" table:style-name="ce46">
            <text:p>510.643</text:p>
          </table:table-cell>
          <table:table-cell office:value-type="percentage" office:value="0.97065470906571416" table:style-name="ce47">
            <text:p>97,1%</text:p>
          </table:table-cell>
          <table:table-cell office:value-type="float" office:value="687694" table:style-name="ce46">
            <text:p>687.694</text:p>
          </table:table-cell>
          <table:table-cell office:value-type="percentage" office:value="0.97777834650651263" table:style-name="ce47">
            <text:p>97,8%</text:p>
          </table:table-cell>
          <table:table-cell office:value-type="float" office:value="938107" table:style-name="ce46">
            <text:p>938.107</text:p>
          </table:table-cell>
          <table:table-cell office:value-type="percentage" office:value="0.96435381786071506" table:style-name="ce47">
            <text:p>96,4%</text:p>
          </table:table-cell>
          <table:table-cell office:value-type="float" office:value="1025851" table:style-name="ce46">
            <text:p>1.025.851</text:p>
          </table:table-cell>
          <table:table-cell office:value-type="percentage" office:value="0.87982548451033515" table:style-name="ce47">
            <text:p>88,0%</text:p>
          </table:table-cell>
          <table:table-cell office:value-type="float" office:value="737845" table:style-name="ce46">
            <text:p>737.845</text:p>
          </table:table-cell>
          <table:table-cell office:value-type="percentage" office:value="0.77697337938587252" table:style-name="ce47">
            <text:p>77,7%</text:p>
          </table:table-cell>
          <table:table-cell office:value-type="float" office:value="588504" table:style-name="ce46">
            <text:p>588.504</text:p>
          </table:table-cell>
          <table:table-cell office:value-type="percentage" office:value="0.79262466749722216" table:style-name="ce47">
            <text:p>79,3%</text:p>
          </table:table-cell>
          <table:table-cell office:value-type="float" office:value="446108" table:style-name="ce46">
            <text:p>446.108</text:p>
          </table:table-cell>
          <table:table-cell office:value-type="percentage" office:value="0.80591535962944094" table:style-name="ce47">
            <text:p>80,6%</text:p>
          </table:table-cell>
          <table:table-cell office:value-type="float" office:value="5308496" table:style-name="ce46">
            <text:p>5.308.496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8801471142971233" table:style-name="ce47">
            <text:p>88,8%</text:p>
          </table:table-cell>
          <table:table-cell office:value-type="percentage" office:value="0.78297694593185019" table:style-name="ce47">
            <text:p>78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945" table:style-name="ce46">
            <text:p>73.945</text:p>
          </table:table-cell>
          <table:table-cell office:value-type="percentage" office:value="1" table:style-name="ce47">
            <text:p>100,0%</text:p>
          </table:table-cell>
          <table:table-cell office:value-type="float" office:value="103235" table:style-name="ce46">
            <text:p>103.235</text:p>
          </table:table-cell>
          <table:table-cell office:value-type="percentage" office:value="1" table:style-name="ce47">
            <text:p>100,0%</text:p>
          </table:table-cell>
          <table:table-cell office:value-type="float" office:value="148067" table:style-name="ce46">
            <text:p>148.067</text:p>
          </table:table-cell>
          <table:table-cell office:value-type="percentage" office:value="1" table:style-name="ce47">
            <text:p>100,0%</text:p>
          </table:table-cell>
          <table:table-cell office:value-type="float" office:value="207057" table:style-name="ce46">
            <text:p>207.057</text:p>
          </table:table-cell>
          <table:table-cell office:value-type="percentage" office:value="0.97093165022320593" table:style-name="ce47">
            <text:p>97,1%</text:p>
          </table:table-cell>
          <table:table-cell office:value-type="float" office:value="230777" table:style-name="ce46">
            <text:p>230.777</text:p>
          </table:table-cell>
          <table:table-cell office:value-type="percentage" office:value="0.90800961610343212" table:style-name="ce47">
            <text:p>90,8%</text:p>
          </table:table-cell>
          <table:table-cell office:value-type="float" office:value="165475" table:style-name="ce46">
            <text:p>165.475</text:p>
          </table:table-cell>
          <table:table-cell office:value-type="percentage" office:value="0.79173504686535601" table:style-name="ce47">
            <text:p>79,2%</text:p>
          </table:table-cell>
          <table:table-cell office:value-type="float" office:value="138682" table:style-name="ce46">
            <text:p>138.682</text:p>
          </table:table-cell>
          <table:table-cell office:value-type="percentage" office:value="0.80512981282801543" table:style-name="ce47">
            <text:p>80,5%</text:p>
          </table:table-cell>
          <table:table-cell office:value-type="float" office:value="117419" table:style-name="ce46">
            <text:p>117.419</text:p>
          </table:table-cell>
          <table:table-cell office:value-type="percentage" office:value="0.82751208648709595" table:style-name="ce47">
            <text:p>82,8%</text:p>
          </table:table-cell>
          <table:table-cell office:value-type="float" office:value="1184657" table:style-name="ce46">
            <text:p>1.184.657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0422375675215649" table:style-name="ce47">
            <text:p>90,4%</text:p>
          </table:table-cell>
          <table:table-cell office:value-type="percentage" office:value="0.7838916235622011" table:style-name="ce47">
            <text:p>78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499" table:style-name="ce46">
            <text:p>42.499</text:p>
          </table:table-cell>
          <table:table-cell office:value-type="percentage" office:value="1" table:style-name="ce47">
            <text:p>100,0%</text:p>
          </table:table-cell>
          <table:table-cell office:value-type="float" office:value="55886" table:style-name="ce46">
            <text:p>55.886</text:p>
          </table:table-cell>
          <table:table-cell office:value-type="percentage" office:value="1" table:style-name="ce47">
            <text:p>100,0%</text:p>
          </table:table-cell>
          <table:table-cell office:value-type="float" office:value="72168" table:style-name="ce46">
            <text:p>72.168</text:p>
          </table:table-cell>
          <table:table-cell office:value-type="percentage" office:value="0.97730350468555338" table:style-name="ce47">
            <text:p>97,7%</text:p>
          </table:table-cell>
          <table:table-cell office:value-type="float" office:value="91456" table:style-name="ce46">
            <text:p>91.456</text:p>
          </table:table-cell>
          <table:table-cell office:value-type="percentage" office:value="0.94582911038947604" table:style-name="ce47">
            <text:p>94,6%</text:p>
          </table:table-cell>
          <table:table-cell office:value-type="float" office:value="95078" table:style-name="ce46">
            <text:p>95.078</text:p>
          </table:table-cell>
          <table:table-cell office:value-type="percentage" office:value="0.8803355493416789" table:style-name="ce47">
            <text:p>88,0%</text:p>
          </table:table-cell>
          <table:table-cell office:value-type="float" office:value="63672" table:style-name="ce46">
            <text:p>63.672</text:p>
          </table:table-cell>
          <table:table-cell office:value-type="percentage" office:value="0.78277867250218214" table:style-name="ce47">
            <text:p>78,3%</text:p>
          </table:table-cell>
          <table:table-cell office:value-type="float" office:value="56429" table:style-name="ce46">
            <text:p>56.429</text:p>
          </table:table-cell>
          <table:table-cell office:value-type="percentage" office:value="0.82829127952206905" table:style-name="ce47">
            <text:p>82,8%</text:p>
          </table:table-cell>
          <table:table-cell office:value-type="float" office:value="48136" table:style-name="ce46">
            <text:p>48.136</text:p>
          </table:table-cell>
          <table:table-cell office:value-type="percentage" office:value="0.85365680641271191" table:style-name="ce47">
            <text:p>85,4%</text:p>
          </table:table-cell>
          <table:table-cell office:value-type="float" office:value="525324" table:style-name="ce46">
            <text:p>525.324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362154556432051" table:style-name="ce47">
            <text:p>90,4%</text:p>
          </table:table-cell>
          <table:table-cell office:value-type="percentage" office:value="0.79450451227092678" table:style-name="ce47">
            <text:p>79,5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148" table:style-name="ce46">
            <text:p>164.148</text:p>
          </table:table-cell>
          <table:table-cell office:value-type="percentage" office:value="1" table:style-name="ce47">
            <text:p>100,0%</text:p>
          </table:table-cell>
          <table:table-cell office:value-type="float" office:value="213687" table:style-name="ce46">
            <text:p>213.687</text:p>
          </table:table-cell>
          <table:table-cell office:value-type="percentage" office:value="1" table:style-name="ce47">
            <text:p>100,0%</text:p>
          </table:table-cell>
          <table:table-cell office:value-type="float" office:value="278363" table:style-name="ce46">
            <text:p>278.363</text:p>
          </table:table-cell>
          <table:table-cell office:value-type="percentage" office:value="0.9937312356534187" table:style-name="ce47">
            <text:p>99,4%</text:p>
          </table:table-cell>
          <table:table-cell office:value-type="float" office:value="323366" table:style-name="ce46">
            <text:p>323.366</text:p>
          </table:table-cell>
          <table:table-cell office:value-type="percentage" office:value="0.95114081246672566" table:style-name="ce47">
            <text:p>95,1%</text:p>
          </table:table-cell>
          <table:table-cell office:value-type="float" office:value="319552" table:style-name="ce46">
            <text:p>319.552</text:p>
          </table:table-cell>
          <table:table-cell office:value-type="percentage" office:value="0.88241612888082555" table:style-name="ce47">
            <text:p>88,2%</text:p>
          </table:table-cell>
          <table:table-cell office:value-type="float" office:value="201086" table:style-name="ce46">
            <text:p>201.086</text:p>
          </table:table-cell>
          <table:table-cell office:value-type="percentage" office:value="0.7717958264086926" table:style-name="ce47">
            <text:p>77,2%</text:p>
          </table:table-cell>
          <table:table-cell office:value-type="float" office:value="160864" table:style-name="ce46">
            <text:p>160.864</text:p>
          </table:table-cell>
          <table:table-cell office:value-type="percentage" office:value="0.79819782269989181" table:style-name="ce47">
            <text:p>79,8%</text:p>
          </table:table-cell>
          <table:table-cell office:value-type="float" office:value="143443" table:style-name="ce46">
            <text:p>143.443</text:p>
          </table:table-cell>
          <table:table-cell office:value-type="percentage" office:value="0.85075857324175885" table:style-name="ce47">
            <text:p>85,1%</text:p>
          </table:table-cell>
          <table:table-cell office:value-type="float" office:value="1804509" table:style-name="ce46">
            <text:p>1.804.509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0955687739012658" table:style-name="ce47">
            <text:p>91,0%</text:p>
          </table:table-cell>
          <table:table-cell office:value-type="percentage" office:value="0.81265739669912773" table:style-name="ce47">
            <text:p>81,3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97" table:style-name="ce46">
            <text:p>2.397</text:p>
          </table:table-cell>
          <table:table-cell office:value-type="percentage" office:value="0.92015355086372363" table:style-name="ce47">
            <text:p>92,0%</text:p>
          </table:table-cell>
          <table:table-cell office:value-type="float" office:value="3889" table:style-name="ce46">
            <text:p>3.889</text:p>
          </table:table-cell>
          <table:table-cell office:value-type="percentage" office:value="0.90064844835572022" table:style-name="ce47">
            <text:p>90,1%</text:p>
          </table:table-cell>
          <table:table-cell office:value-type="float" office:value="7649" table:style-name="ce46">
            <text:p>7.649</text:p>
          </table:table-cell>
          <table:table-cell office:value-type="percentage" office:value="0.97352679139620724" table:style-name="ce47">
            <text:p>97,4%</text:p>
          </table:table-cell>
          <table:table-cell office:value-type="float" office:value="10563" table:style-name="ce46">
            <text:p>10.563</text:p>
          </table:table-cell>
          <table:table-cell office:value-type="percentage" office:value="0.91407061266874357" table:style-name="ce47">
            <text:p>91,4%</text:p>
          </table:table-cell>
          <table:table-cell office:value-type="float" office:value="11106" table:style-name="ce46">
            <text:p>11.106</text:p>
          </table:table-cell>
          <table:table-cell office:value-type="percentage" office:value="0.878500237304224" table:style-name="ce47">
            <text:p>87,9%</text:p>
          </table:table-cell>
          <table:table-cell office:value-type="float" office:value="9163" table:style-name="ce46">
            <text:p>9.163</text:p>
          </table:table-cell>
          <table:table-cell office:value-type="percentage" office:value="0.77038843114175215" table:style-name="ce47">
            <text:p>77,0%</text:p>
          </table:table-cell>
          <table:table-cell office:value-type="float" office:value="9054" table:style-name="ce46">
            <text:p>9.054</text:p>
          </table:table-cell>
          <table:table-cell office:value-type="percentage" office:value="0.82556761192668915" table:style-name="ce47">
            <text:p>82,6%</text:p>
          </table:table-cell>
          <table:table-cell office:value-type="float" office:value="8253" table:style-name="ce46">
            <text:p>8.253</text:p>
          </table:table-cell>
          <table:table-cell office:value-type="percentage" office:value="0.9043392504930966" table:style-name="ce47">
            <text:p>90,4%</text:p>
          </table:table-cell>
          <table:table-cell office:value-type="float" office:value="62074" table:style-name="ce46">
            <text:p>62.074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7471288663425628" table:style-name="ce47">
            <text:p>87,5%</text:p>
          </table:table-cell>
          <table:table-cell office:value-type="percentage" office:value="0.73720339184342409" table:style-name="ce47">
            <text:p>73,7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11" table:style-name="ce46">
            <text:p>2.011</text:p>
          </table:table-cell>
          <table:table-cell office:value-type="percentage" office:value="0.85610898254576417" table:style-name="ce47">
            <text:p>85,6%</text:p>
          </table:table-cell>
          <table:table-cell office:value-type="float" office:value="3314" table:style-name="ce46">
            <text:p>3.314</text:p>
          </table:table-cell>
          <table:table-cell office:value-type="percentage" office:value="0.88420490928495199" table:style-name="ce47">
            <text:p>88,4%</text:p>
          </table:table-cell>
          <table:table-cell office:value-type="float" office:value="7164" table:style-name="ce46">
            <text:p>7.164</text:p>
          </table:table-cell>
          <table:table-cell office:value-type="percentage" office:value="0.91529321579149103" table:style-name="ce47">
            <text:p>91,5%</text:p>
          </table:table-cell>
          <table:table-cell office:value-type="float" office:value="9670" table:style-name="ce46">
            <text:p>9.670</text:p>
          </table:table-cell>
          <table:table-cell office:value-type="percentage" office:value="0.855827949376051" table:style-name="ce47">
            <text:p>85,6%</text:p>
          </table:table-cell>
          <table:table-cell office:value-type="float" office:value="10032" table:style-name="ce46">
            <text:p>10.032</text:p>
          </table:table-cell>
          <table:table-cell office:value-type="percentage" office:value="0.83586068988501916" table:style-name="ce47">
            <text:p>83,6%</text:p>
          </table:table-cell>
          <table:table-cell office:value-type="float" office:value="8560" table:style-name="ce46">
            <text:p>8.560</text:p>
          </table:table-cell>
          <table:table-cell office:value-type="percentage" office:value="0.70551388774416879" table:style-name="ce47">
            <text:p>70,6%</text:p>
          </table:table-cell>
          <table:table-cell office:value-type="float" office:value="8594" table:style-name="ce46">
            <text:p>8.594</text:p>
          </table:table-cell>
          <table:table-cell office:value-type="percentage" office:value="0.71646519383076279" table:style-name="ce47">
            <text:p>71,6%</text:p>
          </table:table-cell>
          <table:table-cell office:value-type="float" office:value="7629" table:style-name="ce46">
            <text:p>7.629</text:p>
          </table:table-cell>
          <table:table-cell office:value-type="percentage" office:value="0.79684562356381872" table:style-name="ce47">
            <text:p>79,7%</text:p>
          </table:table-cell>
          <table:table-cell office:value-type="float" office:value="56974" table:style-name="ce46">
            <text:p>56.974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0327660834379011" table:style-name="ce47">
            <text:p>80,3%</text:p>
          </table:table-cell>
          <table:table-cell office:value-type="percentage" office:value="0.65430198906702186" table:style-name="ce47">
            <text:p>65,4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18" table:style-name="ce46">
            <text:p>18</text:p>
          </table:table-cell>
          <table:table-cell office:value-type="string" table:style-name="ce47">
            <text:p>-</text:p>
          </table:table-cell>
          <table:table-cell office:value-type="float" office:value="3531" table:style-name="ce46">
            <text:p>3.531</text:p>
          </table:table-cell>
          <table:table-cell office:value-type="string" table:style-name="ce47">
            <text:p>-</text:p>
          </table:table-cell>
          <table:table-cell office:value-type="float" office:value="9508" table:style-name="ce46">
            <text:p>9.508</text:p>
          </table:table-cell>
          <table:table-cell office:value-type="string" table:style-name="ce47">
            <text:p>-</text:p>
          </table:table-cell>
          <table:table-cell office:value-type="float" office:value="21991" table:style-name="ce46">
            <text:p>21.991</text:p>
          </table:table-cell>
          <table:table-cell office:value-type="string" table:style-name="ce47">
            <text:p>-</text:p>
          </table:table-cell>
          <table:table-cell office:value-type="float" office:value="31829" table:style-name="ce46">
            <text:p>31.829</text:p>
          </table:table-cell>
          <table:table-cell office:value-type="string" table:style-name="ce47">
            <text:p>-</text:p>
          </table:table-cell>
          <table:table-cell office:value-type="float" office:value="24555" table:style-name="ce46">
            <text:p>24.555</text:p>
          </table:table-cell>
          <table:table-cell office:value-type="string" table:style-name="ce47">
            <text:p>-</text:p>
          </table:table-cell>
          <table:table-cell office:value-type="float" office:value="1172" table:style-name="ce46">
            <text:p>1.172</text:p>
          </table:table-cell>
          <table:table-cell office:value-type="string" table:style-name="ce47">
            <text:p>-</text:p>
          </table:table-cell>
          <table:table-cell office:value-type="float" office:value="92636" table:style-name="ce46">
            <text:p>92.636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6" table:style-name="ce49">
            <text:p>26</text:p>
          </table:table-cell>
          <table:table-cell office:value-type="string" table:style-name="ce50">
            <text:p>-</text:p>
          </table:table-cell>
          <table:table-cell office:value-type="float" office:value="33" table:style-name="ce49">
            <text:p>33</text:p>
          </table:table-cell>
          <table:table-cell office:value-type="string" table:style-name="ce50">
            <text:p>-</text:p>
          </table:table-cell>
          <table:table-cell office:value-type="float" office:value="218" table:style-name="ce49">
            <text:p>218</text:p>
          </table:table-cell>
          <table:table-cell office:value-type="string" table:style-name="ce50">
            <text:p>-</text:p>
          </table:table-cell>
          <table:table-cell office:value-type="float" office:value="652" table:style-name="ce49">
            <text:p>652</text:p>
          </table:table-cell>
          <table:table-cell office:value-type="string" table:style-name="ce50">
            <text:p>-</text:p>
          </table:table-cell>
          <table:table-cell office:value-type="float" office:value="1262" table:style-name="ce49">
            <text:p>1.262</text:p>
          </table:table-cell>
          <table:table-cell office:value-type="string" table:style-name="ce50">
            <text:p>-</text:p>
          </table:table-cell>
          <table:table-cell office:value-type="float" office:value="1436" table:style-name="ce49">
            <text:p>1.436</text:p>
          </table:table-cell>
          <table:table-cell office:value-type="string" table:style-name="ce50">
            <text:p>-</text:p>
          </table:table-cell>
          <table:table-cell office:value-type="float" office:value="1207" table:style-name="ce49">
            <text:p>1.207</text:p>
          </table:table-cell>
          <table:table-cell office:value-type="string" table:style-name="ce50">
            <text:p>-</text:p>
          </table:table-cell>
          <table:table-cell office:value-type="float" office:value="169" table:style-name="ce49">
            <text:p>169</text:p>
          </table:table-cell>
          <table:table-cell office:value-type="string" table:style-name="ce50">
            <text:p>-</text:p>
          </table:table-cell>
          <table:table-cell office:value-type="float" office:value="5003" table:style-name="ce49">
            <text:p>5.003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8"/>
          <table:table-cell table:number-columns-repeated="16339" table:style-name="ce51"/>
        </table:table-row>
        <table:table-row table:style-name="ro8">
          <table:table-cell office:value-type="string" table:style-name="ce52">
            <text:p>Total España</text:p>
          </table:table-cell>
          <table:table-cell office:value-type="float" office:value="2936839" table:style-name="ce53">
            <text:p>2.936.839</text:p>
          </table:table-cell>
          <table:table-cell office:value-type="percentage" office:value="1" table:style-name="ce54">
            <text:p>100,0%</text:p>
          </table:table-cell>
          <table:table-cell office:value-type="float" office:value="3941501" table:style-name="ce53">
            <text:p>3.941.501</text:p>
          </table:table-cell>
          <table:table-cell office:value-type="percentage" office:value="0.99531722493052477" table:style-name="ce54">
            <text:p>99,5%</text:p>
          </table:table-cell>
          <table:table-cell office:value-type="float" office:value="5273310" table:style-name="ce53">
            <text:p>5.273.310</text:p>
          </table:table-cell>
          <table:table-cell office:value-type="percentage" office:value="0.98806892129752633" table:style-name="ce54">
            <text:p>98,8%</text:p>
          </table:table-cell>
          <table:table-cell office:value-type="float" office:value="6669115" table:style-name="ce53">
            <text:p>6.669.115</text:p>
          </table:table-cell>
          <table:table-cell office:value-type="percentage" office:value="0.94821908786564957" table:style-name="ce54">
            <text:p>94,8%</text:p>
          </table:table-cell>
          <table:table-cell office:value-type="float" office:value="6952565" table:style-name="ce53">
            <text:p>6.952.565</text:p>
          </table:table-cell>
          <table:table-cell office:value-type="percentage" office:value="0.88099299305083278" table:style-name="ce54">
            <text:p>88,1%</text:p>
          </table:table-cell>
          <table:table-cell office:value-type="float" office:value="4861766" table:style-name="ce53">
            <text:p>4.861.766</text:p>
          </table:table-cell>
          <table:table-cell office:value-type="percentage" office:value="0.78032929812084384" table:style-name="ce54">
            <text:p>78,0%</text:p>
          </table:table-cell>
          <table:table-cell office:value-type="float" office:value="3939291" table:style-name="ce53">
            <text:p>3.939.291</text:p>
          </table:table-cell>
          <table:table-cell office:value-type="percentage" office:value="0.79667903022262487" table:style-name="ce54">
            <text:p>79,7%</text:p>
          </table:table-cell>
          <table:table-cell office:value-type="float" office:value="3272510" table:style-name="ce53">
            <text:p>3.272.510</text:p>
          </table:table-cell>
          <table:table-cell office:value-type="percentage" office:value="0.84154647611043931" table:style-name="ce54">
            <text:p>84,2%</text:p>
          </table:table-cell>
          <table:table-cell office:value-type="float" office:value="37846897" table:style-name="ce53">
            <text:p>37.846.897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9855300212890243" table:style-name="ce54">
            <text:p>89,9%</text:p>
          </table:table-cell>
          <table:table-cell office:value-type="percentage" office:value="0.79760301170928749" table:style-name="ce54">
            <text:p>79,8%</text:p>
          </table:table-cell>
          <table:table-cell table:number-columns-repeated="16363" table:style-name="ce28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4"/>
          <table:covered-table-cell table:number-columns-repeated="6"/>
          <table:table-cell table:style-name="ce28"/>
          <table:table-cell table:style-name="ce55"/>
          <table:table-cell table:style-name="ce28"/>
          <table:table-cell table:style-name="ce55"/>
          <table:table-cell table:style-name="ce51"/>
          <table:table-cell table:style-name="ce55"/>
          <table:table-cell table:style-name="ce28"/>
          <table:table-cell table:style-name="ce55"/>
          <table:table-cell table:number-columns-repeated="2" table:style-name="ce28"/>
          <table:table-cell table:style-name="ce55"/>
          <table:table-cell table:number-columns-repeated="16366" table:style-name="ce28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8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8"/>
        <table:table-column table:style-name="co4" table:default-cell-style-name="ce55"/>
        <table:table-column table:style-name="co4" table:number-columns-repeated="2" table:default-cell-style-name="ce28"/>
        <table:table-column table:style-name="co4" table:default-cell-style-name="ce55"/>
        <table:table-column table:style-name="co4" table:number-columns-repeated="3" table:default-cell-style-name="ce28"/>
        <table:table-column table:style-name="co3" table:number-columns-repeated="20" table:default-cell-style-name="ce28"/>
        <table:table-column table:style-name="co4" table:number-columns-repeated="16343" table:default-cell-style-name="ce28"/>
        <table:table-row table:style-name="ro1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7509" table:style-name="ce43">
            <text:p>427.509</text:p>
          </table:table-cell>
          <table:table-cell office:value-type="percentage" office:value="1" table:style-name="ce44">
            <text:p>100,0%</text:p>
          </table:table-cell>
          <table:table-cell office:value-type="float" office:value="648717" table:style-name="ce43">
            <text:p>648.717</text:p>
          </table:table-cell>
          <table:table-cell office:value-type="percentage" office:value="0.997441499674806" table:style-name="ce44">
            <text:p>99,7%</text:p>
          </table:table-cell>
          <table:table-cell office:value-type="float" office:value="917325" table:style-name="ce43">
            <text:p>917.325</text:p>
          </table:table-cell>
          <table:table-cell office:value-type="percentage" office:value="1.0012858198520542" table:style-name="ce44">
            <text:p>100,1%</text:p>
          </table:table-cell>
          <table:table-cell office:value-type="float" office:value="1198953" table:style-name="ce43">
            <text:p>1.198.953</text:p>
          </table:table-cell>
          <table:table-cell office:value-type="percentage" office:value="0.94777319902199253" table:style-name="ce44">
            <text:p>94,8%</text:p>
          </table:table-cell>
          <table:table-cell office:value-type="float" office:value="1226578" table:style-name="ce43">
            <text:p>1.226.578</text:p>
          </table:table-cell>
          <table:table-cell office:value-type="percentage" office:value="0.88554299501701661" table:style-name="ce44">
            <text:p>88,6%</text:p>
          </table:table-cell>
          <table:table-cell office:value-type="float" office:value="892317" table:style-name="ce43">
            <text:p>892.317</text:p>
          </table:table-cell>
          <table:table-cell office:value-type="percentage" office:value="0.78258524473850155" table:style-name="ce44">
            <text:p>78,3%</text:p>
          </table:table-cell>
          <table:table-cell office:value-type="float" office:value="718678" table:style-name="ce43">
            <text:p>718.678</text:p>
          </table:table-cell>
          <table:table-cell office:value-type="percentage" office:value="0.77387710623341721" table:style-name="ce44">
            <text:p>77,4%</text:p>
          </table:table-cell>
          <table:table-cell office:value-type="float" office:value="626862" table:style-name="ce43">
            <text:p>626.862</text:p>
          </table:table-cell>
          <table:table-cell office:value-type="percentage" office:value="0.83258888547987997" table:style-name="ce44">
            <text:p>83,3%</text:p>
          </table:table-cell>
          <table:table-cell office:value-type="float" office:value="6656939" table:style-name="ce43">
            <text:p>6.656.939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89331204143867904" table:style-name="ce44">
            <text:p>89,3%</text:p>
          </table:table-cell>
          <table:table-cell office:value-type="percentage" office:value="0.78646216493976961" table:style-name="ce44">
            <text:p>78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99875" table:style-name="ce46">
            <text:p>99.875</text:p>
          </table:table-cell>
          <table:table-cell office:value-type="percentage" office:value="1" table:style-name="ce47">
            <text:p>100,0%</text:p>
          </table:table-cell>
          <table:table-cell office:value-type="float" office:value="118431" table:style-name="ce46">
            <text:p>118.431</text:p>
          </table:table-cell>
          <table:table-cell office:value-type="percentage" office:value="0.99559497288890753" table:style-name="ce47">
            <text:p>99,6%</text:p>
          </table:table-cell>
          <table:table-cell office:value-type="float" office:value="152300" table:style-name="ce46">
            <text:p>152.300</text:p>
          </table:table-cell>
          <table:table-cell office:value-type="percentage" office:value="0.9739906757819744" table:style-name="ce47">
            <text:p>97,4%</text:p>
          </table:table-cell>
          <table:table-cell office:value-type="float" office:value="183566" table:style-name="ce46">
            <text:p>183.566</text:p>
          </table:table-cell>
          <table:table-cell office:value-type="percentage" office:value="0.92585718176591048" table:style-name="ce47">
            <text:p>92,6%</text:p>
          </table:table-cell>
          <table:table-cell office:value-type="float" office:value="184474" table:style-name="ce46">
            <text:p>184.474</text:p>
          </table:table-cell>
          <table:table-cell office:value-type="percentage" office:value="0.85824613967423924" table:style-name="ce47">
            <text:p>85,8%</text:p>
          </table:table-cell>
          <table:table-cell office:value-type="float" office:value="120878" table:style-name="ce46">
            <text:p>120.878</text:p>
          </table:table-cell>
          <table:table-cell office:value-type="percentage" office:value="0.73577785082112901" table:style-name="ce47">
            <text:p>73,6%</text:p>
          </table:table-cell>
          <table:table-cell office:value-type="float" office:value="98702" table:style-name="ce46">
            <text:p>98.702</text:p>
          </table:table-cell>
          <table:table-cell office:value-type="percentage" office:value="0.75691137337903847" table:style-name="ce47">
            <text:p>75,7%</text:p>
          </table:table-cell>
          <table:table-cell office:value-type="float" office:value="83779" table:style-name="ce46">
            <text:p>83.779</text:p>
          </table:table-cell>
          <table:table-cell office:value-type="percentage" office:value="0.81252848926863808" table:style-name="ce47">
            <text:p>81,3%</text:p>
          </table:table-cell>
          <table:table-cell office:value-type="float" office:value="1042005" table:style-name="ce46">
            <text:p>1.042.005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7922969048225774" table:style-name="ce47">
            <text:p>87,9%</text:p>
          </table:table-cell>
          <table:table-cell office:value-type="percentage" office:value="0.78382131366919139" table:style-name="ce47">
            <text:p>78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134" table:style-name="ce46">
            <text:p>88.134</text:p>
          </table:table-cell>
          <table:table-cell office:value-type="percentage" office:value="1" table:style-name="ce47">
            <text:p>100,0%</text:p>
          </table:table-cell>
          <table:table-cell office:value-type="float" office:value="113897" table:style-name="ce46">
            <text:p>113.897</text:p>
          </table:table-cell>
          <table:table-cell office:value-type="percentage" office:value="1" table:style-name="ce47">
            <text:p>100,0%</text:p>
          </table:table-cell>
          <table:table-cell office:value-type="float" office:value="147181" table:style-name="ce46">
            <text:p>147.181</text:p>
          </table:table-cell>
          <table:table-cell office:value-type="percentage" office:value="0.98348835966108039" table:style-name="ce47">
            <text:p>98,3%</text:p>
          </table:table-cell>
          <table:table-cell office:value-type="float" office:value="152208" table:style-name="ce46">
            <text:p>152.208</text:p>
          </table:table-cell>
          <table:table-cell office:value-type="percentage" office:value="0.93582956746287926" table:style-name="ce47">
            <text:p>93,6%</text:p>
          </table:table-cell>
          <table:table-cell office:value-type="float" office:value="149358" table:style-name="ce46">
            <text:p>149.358</text:p>
          </table:table-cell>
          <table:table-cell office:value-type="percentage" office:value="0.89439677112214289" table:style-name="ce47">
            <text:p>89,4%</text:p>
          </table:table-cell>
          <table:table-cell office:value-type="float" office:value="88794" table:style-name="ce46">
            <text:p>88.794</text:p>
          </table:table-cell>
          <table:table-cell office:value-type="percentage" office:value="0.77582546242496786" table:style-name="ce47">
            <text:p>77,6%</text:p>
          </table:table-cell>
          <table:table-cell office:value-type="float" office:value="64251" table:style-name="ce46">
            <text:p>64.251</text:p>
          </table:table-cell>
          <table:table-cell office:value-type="percentage" office:value="0.81216265753182237" table:style-name="ce47">
            <text:p>81,2%</text:p>
          </table:table-cell>
          <table:table-cell office:value-type="float" office:value="58779" table:style-name="ce46">
            <text:p>58.779</text:p>
          </table:table-cell>
          <table:table-cell office:value-type="percentage" office:value="0.91842187500000005" table:style-name="ce47">
            <text:p>91,8%</text:p>
          </table:table-cell>
          <table:table-cell office:value-type="float" office:value="862602" table:style-name="ce46">
            <text:p>862.602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362893459553053" table:style-name="ce47">
            <text:p>92,4%</text:p>
          </table:table-cell>
          <table:table-cell office:value-type="percentage" office:value="0.84669763168640266" table:style-name="ce47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0830" table:style-name="ce46">
            <text:p>50.830</text:p>
          </table:table-cell>
          <table:table-cell office:value-type="percentage" office:value="1" table:style-name="ce47">
            <text:p>100,0%</text:p>
          </table:table-cell>
          <table:table-cell office:value-type="float" office:value="78719" table:style-name="ce46">
            <text:p>78.719</text:p>
          </table:table-cell>
          <table:table-cell office:value-type="percentage" office:value="0.97768145461771572" table:style-name="ce47">
            <text:p>97,8%</text:p>
          </table:table-cell>
          <table:table-cell office:value-type="float" office:value="109130" table:style-name="ce46">
            <text:p>109.130</text:p>
          </table:table-cell>
          <table:table-cell office:value-type="percentage" office:value="0.93089711765659255" table:style-name="ce47">
            <text:p>93,1%</text:p>
          </table:table-cell>
          <table:table-cell office:value-type="float" office:value="148119" table:style-name="ce46">
            <text:p>148.119</text:p>
          </table:table-cell>
          <table:table-cell office:value-type="percentage" office:value="0.89337563405851739" table:style-name="ce47">
            <text:p>89,3%</text:p>
          </table:table-cell>
          <table:table-cell office:value-type="float" office:value="164055" table:style-name="ce46">
            <text:p>164.055</text:p>
          </table:table-cell>
          <table:table-cell office:value-type="percentage" office:value="0.79571910831732728" table:style-name="ce47">
            <text:p>79,6%</text:p>
          </table:table-cell>
          <table:table-cell office:value-type="float" office:value="120566" table:style-name="ce46">
            <text:p>120.566</text:p>
          </table:table-cell>
          <table:table-cell office:value-type="percentage" office:value="0.66177059834126473" table:style-name="ce47">
            <text:p>66,2%</text:p>
          </table:table-cell>
          <table:table-cell office:value-type="float" office:value="91574" table:style-name="ce46">
            <text:p>91.574</text:p>
          </table:table-cell>
          <table:table-cell office:value-type="percentage" office:value="0.66385872323150308" table:style-name="ce47">
            <text:p>66,4%</text:p>
          </table:table-cell>
          <table:table-cell office:value-type="float" office:value="71296" table:style-name="ce46">
            <text:p>71.296</text:p>
          </table:table-cell>
          <table:table-cell office:value-type="percentage" office:value="0.74671135316296611" table:style-name="ce47">
            <text:p>74,7%</text:p>
          </table:table-cell>
          <table:table-cell office:value-type="float" office:value="834289" table:style-name="ce46">
            <text:p>834.289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0617992457001719" table:style-name="ce47">
            <text:p>80,6%</text:p>
          </table:table-cell>
          <table:table-cell office:value-type="percentage" office:value="0.71212836404639013" table:style-name="ce47">
            <text:p>71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1843" table:style-name="ce46">
            <text:p>91.843</text:p>
          </table:table-cell>
          <table:table-cell office:value-type="percentage" office:value="1" table:style-name="ce47">
            <text:p>100,0%</text:p>
          </table:table-cell>
          <table:table-cell office:value-type="float" office:value="150070" table:style-name="ce46">
            <text:p>150.070</text:p>
          </table:table-cell>
          <table:table-cell office:value-type="percentage" office:value="0.9711320058758437" table:style-name="ce47">
            <text:p>97,1%</text:p>
          </table:table-cell>
          <table:table-cell office:value-type="float" office:value="220242" table:style-name="ce46">
            <text:p>220.242</text:p>
          </table:table-cell>
          <table:table-cell office:value-type="percentage" office:value="0.93683323975294774" table:style-name="ce47">
            <text:p>93,7%</text:p>
          </table:table-cell>
          <table:table-cell office:value-type="float" office:value="317490" table:style-name="ce46">
            <text:p>317.490</text:p>
          </table:table-cell>
          <table:table-cell office:value-type="percentage" office:value="0.90578924544666084" table:style-name="ce47">
            <text:p>90,6%</text:p>
          </table:table-cell>
          <table:table-cell office:value-type="float" office:value="312356" table:style-name="ce46">
            <text:p>312.356</text:p>
          </table:table-cell>
          <table:table-cell office:value-type="percentage" office:value="0.80519895649663331" table:style-name="ce47">
            <text:p>80,5%</text:p>
          </table:table-cell>
          <table:table-cell office:value-type="float" office:value="219669" table:style-name="ce46">
            <text:p>219.669</text:p>
          </table:table-cell>
          <table:table-cell office:value-type="percentage" office:value="0.70648111817942072" table:style-name="ce47">
            <text:p>70,6%</text:p>
          </table:table-cell>
          <table:table-cell office:value-type="float" office:value="174913" table:style-name="ce46">
            <text:p>174.913</text:p>
          </table:table-cell>
          <table:table-cell office:value-type="percentage" office:value="0.69479400034955585" table:style-name="ce47">
            <text:p>69,5%</text:p>
          </table:table-cell>
          <table:table-cell office:value-type="float" office:value="137571" table:style-name="ce46">
            <text:p>137.571</text:p>
          </table:table-cell>
          <table:table-cell office:value-type="percentage" office:value="0.765146248268881" table:style-name="ce47">
            <text:p>76,5%</text:p>
          </table:table-cell>
          <table:table-cell office:value-type="float" office:value="1624154" table:style-name="ce46">
            <text:p>1.624.154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2832289697843808" table:style-name="ce47">
            <text:p>82,8%</text:p>
          </table:table-cell>
          <table:table-cell office:value-type="percentage" office:value="0.74641076641396498" table:style-name="ce47">
            <text:p>74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1838" table:style-name="ce46">
            <text:p>41.838</text:p>
          </table:table-cell>
          <table:table-cell office:value-type="percentage" office:value="1" table:style-name="ce47">
            <text:p>100,0%</text:p>
          </table:table-cell>
          <table:table-cell office:value-type="float" office:value="55677" table:style-name="ce46">
            <text:p>55.677</text:p>
          </table:table-cell>
          <table:table-cell office:value-type="percentage" office:value="1" table:style-name="ce47">
            <text:p>100,0%</text:p>
          </table:table-cell>
          <table:table-cell office:value-type="float" office:value="76177" table:style-name="ce46">
            <text:p>76.177</text:p>
          </table:table-cell>
          <table:table-cell office:value-type="percentage" office:value="0.98489882991790034" table:style-name="ce47">
            <text:p>98,5%</text:p>
          </table:table-cell>
          <table:table-cell office:value-type="float" office:value="83607" table:style-name="ce46">
            <text:p>83.607</text:p>
          </table:table-cell>
          <table:table-cell office:value-type="percentage" office:value="0.92933840202747764" table:style-name="ce47">
            <text:p>92,9%</text:p>
          </table:table-cell>
          <table:table-cell office:value-type="float" office:value="86829" table:style-name="ce46">
            <text:p>86.829</text:p>
          </table:table-cell>
          <table:table-cell office:value-type="percentage" office:value="0.88810359111783899" table:style-name="ce47">
            <text:p>88,8%</text:p>
          </table:table-cell>
          <table:table-cell office:value-type="float" office:value="53204" table:style-name="ce46">
            <text:p>53.204</text:p>
          </table:table-cell>
          <table:table-cell office:value-type="percentage" office:value="0.75495579867466978" table:style-name="ce47">
            <text:p>75,5%</text:p>
          </table:table-cell>
          <table:table-cell office:value-type="float" office:value="39393" table:style-name="ce46">
            <text:p>39.393</text:p>
          </table:table-cell>
          <table:table-cell office:value-type="percentage" office:value="0.77998217998218" table:style-name="ce47">
            <text:p>78,0%</text:p>
          </table:table-cell>
          <table:table-cell office:value-type="float" office:value="37226" table:style-name="ce46">
            <text:p>37.226</text:p>
          </table:table-cell>
          <table:table-cell office:value-type="percentage" office:value="0.84675750062552602" table:style-name="ce47">
            <text:p>84,7%</text:p>
          </table:table-cell>
          <table:table-cell office:value-type="float" office:value="473951" table:style-name="ce46">
            <text:p>473.951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0426747715725386" table:style-name="ce47">
            <text:p>90,4%</text:p>
          </table:table-cell>
          <table:table-cell office:value-type="percentage" office:value="0.8130844648784965" table:style-name="ce47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6816" table:style-name="ce46">
            <text:p>226.816</text:p>
          </table:table-cell>
          <table:table-cell office:value-type="percentage" office:value="1" table:style-name="ce47">
            <text:p>100,0%</text:p>
          </table:table-cell>
          <table:table-cell office:value-type="float" office:value="248974" table:style-name="ce46">
            <text:p>248.974</text:p>
          </table:table-cell>
          <table:table-cell office:value-type="percentage" office:value="1" table:style-name="ce47">
            <text:p>100,0%</text:p>
          </table:table-cell>
          <table:table-cell office:value-type="float" office:value="317416" table:style-name="ce46">
            <text:p>317.416</text:p>
          </table:table-cell>
          <table:table-cell office:value-type="percentage" office:value="0.99636192419367497" table:style-name="ce47">
            <text:p>99,6%</text:p>
          </table:table-cell>
          <table:table-cell office:value-type="float" office:value="348198" table:style-name="ce46">
            <text:p>348.198</text:p>
          </table:table-cell>
          <table:table-cell office:value-type="percentage" office:value="0.91348593165868697" table:style-name="ce47">
            <text:p>91,3%</text:p>
          </table:table-cell>
          <table:table-cell office:value-type="float" office:value="314651" table:style-name="ce46">
            <text:p>314.651</text:p>
          </table:table-cell>
          <table:table-cell office:value-type="percentage" office:value="0.8660794649124014" table:style-name="ce47">
            <text:p>86,6%</text:p>
          </table:table-cell>
          <table:table-cell office:value-type="float" office:value="204398" table:style-name="ce46">
            <text:p>204.398</text:p>
          </table:table-cell>
          <table:table-cell office:value-type="percentage" office:value="0.76329714731704401" table:style-name="ce47">
            <text:p>76,3%</text:p>
          </table:table-cell>
          <table:table-cell office:value-type="float" office:value="163195" table:style-name="ce46">
            <text:p>163.195</text:p>
          </table:table-cell>
          <table:table-cell office:value-type="percentage" office:value="0.77341402614143673" table:style-name="ce47">
            <text:p>77,3%</text:p>
          </table:table-cell>
          <table:table-cell office:value-type="float" office:value="130705" table:style-name="ce46">
            <text:p>130.705</text:p>
          </table:table-cell>
          <table:table-cell office:value-type="percentage" office:value="0.79051299730256075" table:style-name="ce47">
            <text:p>79,1%</text:p>
          </table:table-cell>
          <table:table-cell office:value-type="float" office:value="1954353" table:style-name="ce46">
            <text:p>1.954.353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89803575227696408" table:style-name="ce47">
            <text:p>89,8%</text:p>
          </table:table-cell>
          <table:table-cell office:value-type="percentage" office:value="0.81604171833858197" table:style-name="ce47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6163" table:style-name="ce46">
            <text:p>136.163</text:p>
          </table:table-cell>
          <table:table-cell office:value-type="percentage" office:value="1" table:style-name="ce47">
            <text:p>100,0%</text:p>
          </table:table-cell>
          <table:table-cell office:value-type="float" office:value="157077" table:style-name="ce46">
            <text:p>157.077</text:p>
          </table:table-cell>
          <table:table-cell office:value-type="percentage" office:value="0.98727852119094162" table:style-name="ce47">
            <text:p>98,7%</text:p>
          </table:table-cell>
          <table:table-cell office:value-type="float" office:value="215440" table:style-name="ce46">
            <text:p>215.440</text:p>
          </table:table-cell>
          <table:table-cell office:value-type="percentage" office:value="0.98624819175623957" table:style-name="ce47">
            <text:p>98,6%</text:p>
          </table:table-cell>
          <table:table-cell office:value-type="float" office:value="276564" table:style-name="ce46">
            <text:p>276.564</text:p>
          </table:table-cell>
          <table:table-cell office:value-type="percentage" office:value="0.89945947352330902" table:style-name="ce47">
            <text:p>89,9%</text:p>
          </table:table-cell>
          <table:table-cell office:value-type="float" office:value="274781" table:style-name="ce46">
            <text:p>274.781</text:p>
          </table:table-cell>
          <table:table-cell office:value-type="percentage" office:value="0.83114592943240417" table:style-name="ce47">
            <text:p>83,1%</text:p>
          </table:table-cell>
          <table:table-cell office:value-type="float" office:value="192839" table:style-name="ce46">
            <text:p>192.839</text:p>
          </table:table-cell>
          <table:table-cell office:value-type="percentage" office:value="0.72522856251010714" table:style-name="ce47">
            <text:p>72,5%</text:p>
          </table:table-cell>
          <table:table-cell office:value-type="float" office:value="158710" table:style-name="ce46">
            <text:p>158.710</text:p>
          </table:table-cell>
          <table:table-cell office:value-type="percentage" office:value="0.72773042198368554" table:style-name="ce47">
            <text:p>72,8%</text:p>
          </table:table-cell>
          <table:table-cell office:value-type="float" office:value="137578" table:style-name="ce46">
            <text:p>137.578</text:p>
          </table:table-cell>
          <table:table-cell office:value-type="percentage" office:value="0.79080541696364937" table:style-name="ce47">
            <text:p>79,1%</text:p>
          </table:table-cell>
          <table:table-cell office:value-type="float" office:value="1549152" table:style-name="ce46">
            <text:p>1.549.152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5646047289228566" table:style-name="ce47">
            <text:p>85,6%</text:p>
          </table:table-cell>
          <table:table-cell office:value-type="percentage" office:value="0.75744968392168865" table:style-name="ce47">
            <text:p>75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2799" table:style-name="ce46">
            <text:p>452.799</text:p>
          </table:table-cell>
          <table:table-cell office:value-type="percentage" office:value="1" table:style-name="ce47">
            <text:p>100,0%</text:p>
          </table:table-cell>
          <table:table-cell office:value-type="float" office:value="613838" table:style-name="ce46">
            <text:p>613.838</text:p>
          </table:table-cell>
          <table:table-cell office:value-type="percentage" office:value="0.96622970224715565" table:style-name="ce47">
            <text:p>96,6%</text:p>
          </table:table-cell>
          <table:table-cell office:value-type="float" office:value="785931" table:style-name="ce46">
            <text:p>785.931</text:p>
          </table:table-cell>
          <table:table-cell office:value-type="percentage" office:value="0.93833096143192807" table:style-name="ce47">
            <text:p>93,8%</text:p>
          </table:table-cell>
          <table:table-cell office:value-type="float" office:value="1011041" table:style-name="ce46">
            <text:p>1.011.041</text:p>
          </table:table-cell>
          <table:table-cell office:value-type="percentage" office:value="0.92604828811665352" table:style-name="ce47">
            <text:p>92,6%</text:p>
          </table:table-cell>
          <table:table-cell office:value-type="float" office:value="1103001" table:style-name="ce46">
            <text:p>1.103.001</text:p>
          </table:table-cell>
          <table:table-cell office:value-type="percentage" office:value="0.83766608063003367" table:style-name="ce47">
            <text:p>83,8%</text:p>
          </table:table-cell>
          <table:table-cell office:value-type="float" office:value="736350" table:style-name="ce46">
            <text:p>736.350</text:p>
          </table:table-cell>
          <table:table-cell office:value-type="percentage" office:value="0.70487588211193775" table:style-name="ce47">
            <text:p>70,5%</text:p>
          </table:table-cell>
          <table:table-cell office:value-type="float" office:value="590135" table:style-name="ce46">
            <text:p>590.135</text:p>
          </table:table-cell>
          <table:table-cell office:value-type="percentage" office:value="0.70343351987937086" table:style-name="ce47">
            <text:p>70,3%</text:p>
          </table:table-cell>
          <table:table-cell office:value-type="float" office:value="492663" table:style-name="ce46">
            <text:p>492.663</text:p>
          </table:table-cell>
          <table:table-cell office:value-type="percentage" office:value="0.75082067647516026" table:style-name="ce47">
            <text:p>75,1%</text:p>
          </table:table-cell>
          <table:table-cell office:value-type="float" office:value="5785758" table:style-name="ce46">
            <text:p>5.785.758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4237838435958512" table:style-name="ce47">
            <text:p>84,2%</text:p>
          </table:table-cell>
          <table:table-cell office:value-type="percentage" office:value="0.74362491049715573" table:style-name="ce47">
            <text:p>74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056" table:style-name="ce46">
            <text:p>293.056</text:p>
          </table:table-cell>
          <table:table-cell office:value-type="percentage" office:value="1" table:style-name="ce47">
            <text:p>100,0%</text:p>
          </table:table-cell>
          <table:table-cell office:value-type="float" office:value="431491" table:style-name="ce46">
            <text:p>431.491</text:p>
          </table:table-cell>
          <table:table-cell office:value-type="percentage" office:value="0.98544975357532738" table:style-name="ce47">
            <text:p>98,5%</text:p>
          </table:table-cell>
          <table:table-cell office:value-type="float" office:value="563597" table:style-name="ce46">
            <text:p>563.597</text:p>
          </table:table-cell>
          <table:table-cell office:value-type="percentage" office:value="0.97050081966083945" table:style-name="ce47">
            <text:p>97,1%</text:p>
          </table:table-cell>
          <table:table-cell office:value-type="float" office:value="708405" table:style-name="ce46">
            <text:p>708.405</text:p>
          </table:table-cell>
          <table:table-cell office:value-type="percentage" office:value="0.941609710580673" table:style-name="ce47">
            <text:p>94,2%</text:p>
          </table:table-cell>
          <table:table-cell office:value-type="float" office:value="742261" table:style-name="ce46">
            <text:p>742.261</text:p>
          </table:table-cell>
          <table:table-cell office:value-type="percentage" office:value="0.87161984433787232" table:style-name="ce47">
            <text:p>87,2%</text:p>
          </table:table-cell>
          <table:table-cell office:value-type="float" office:value="492688" table:style-name="ce46">
            <text:p>492.688</text:p>
          </table:table-cell>
          <table:table-cell office:value-type="percentage" office:value="0.75943146838810716" table:style-name="ce47">
            <text:p>75,9%</text:p>
          </table:table-cell>
          <table:table-cell office:value-type="float" office:value="404208" table:style-name="ce46">
            <text:p>404.208</text:p>
          </table:table-cell>
          <table:table-cell office:value-type="percentage" office:value="0.78315760105090615" table:style-name="ce47">
            <text:p>78,3%</text:p>
          </table:table-cell>
          <table:table-cell office:value-type="float" office:value="348143" table:style-name="ce46">
            <text:p>348.143</text:p>
          </table:table-cell>
          <table:table-cell office:value-type="percentage" office:value="0.82006496580932842" table:style-name="ce47">
            <text:p>82,0%</text:p>
          </table:table-cell>
          <table:table-cell office:value-type="float" office:value="3983849" table:style-name="ce46">
            <text:p>3.983.849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88757611465315822" table:style-name="ce47">
            <text:p>88,8%</text:p>
          </table:table-cell>
          <table:table-cell office:value-type="percentage" office:value="0.78773401817116584" table:style-name="ce47">
            <text:p>78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347" table:style-name="ce46">
            <text:p>77.347</text:p>
          </table:table-cell>
          <table:table-cell office:value-type="percentage" office:value="1" table:style-name="ce47">
            <text:p>100,0%</text:p>
          </table:table-cell>
          <table:table-cell office:value-type="float" office:value="95385" table:style-name="ce46">
            <text:p>95.385</text:p>
          </table:table-cell>
          <table:table-cell office:value-type="percentage" office:value="1" table:style-name="ce47">
            <text:p>100,0%</text:p>
          </table:table-cell>
          <table:table-cell office:value-type="float" office:value="131517" table:style-name="ce46">
            <text:p>131.517</text:p>
          </table:table-cell>
          <table:table-cell office:value-type="percentage" office:value="1.0496420504880404" table:style-name="ce47">
            <text:p>105,0%</text:p>
          </table:table-cell>
          <table:table-cell office:value-type="float" office:value="160134" table:style-name="ce46">
            <text:p>160.134</text:p>
          </table:table-cell>
          <table:table-cell office:value-type="percentage" office:value="0.94632895234493197" table:style-name="ce47">
            <text:p>94,6%</text:p>
          </table:table-cell>
          <table:table-cell office:value-type="float" office:value="144150" table:style-name="ce46">
            <text:p>144.150</text:p>
          </table:table-cell>
          <table:table-cell office:value-type="percentage" office:value="0.90379575407225354" table:style-name="ce47">
            <text:p>90,4%</text:p>
          </table:table-cell>
          <table:table-cell office:value-type="float" office:value="109918" table:style-name="ce46">
            <text:p>109.918</text:p>
          </table:table-cell>
          <table:table-cell office:value-type="percentage" office:value="0.82348534226357706" table:style-name="ce47">
            <text:p>82,3%</text:p>
          </table:table-cell>
          <table:table-cell office:value-type="float" office:value="88979" table:style-name="ce46">
            <text:p>88.979</text:p>
          </table:table-cell>
          <table:table-cell office:value-type="percentage" office:value="0.7852012001411931" table:style-name="ce47">
            <text:p>78,5%</text:p>
          </table:table-cell>
          <table:table-cell office:value-type="float" office:value="72437" table:style-name="ce46">
            <text:p>72.437</text:p>
          </table:table-cell>
          <table:table-cell office:value-type="percentage" office:value="0.85471386430678464" table:style-name="ce47">
            <text:p>85,5%</text:p>
          </table:table-cell>
          <table:table-cell office:value-type="float" office:value="879867" table:style-name="ce46">
            <text:p>879.867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2283706212366412" table:style-name="ce47">
            <text:p>92,3%</text:p>
          </table:table-cell>
          <table:table-cell office:value-type="percentage" office:value="0.82695277291921798" table:style-name="ce47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0572" table:style-name="ce46">
            <text:p>240.572</text:p>
          </table:table-cell>
          <table:table-cell office:value-type="percentage" office:value="1" table:style-name="ce47">
            <text:p>100,0%</text:p>
          </table:table-cell>
          <table:table-cell office:value-type="float" office:value="289926" table:style-name="ce46">
            <text:p>289.926</text:p>
          </table:table-cell>
          <table:table-cell office:value-type="percentage" office:value="1" table:style-name="ce47">
            <text:p>100,0%</text:p>
          </table:table-cell>
          <table:table-cell office:value-type="float" office:value="344177" table:style-name="ce46">
            <text:p>344.177</text:p>
          </table:table-cell>
          <table:table-cell office:value-type="percentage" office:value="0.99207326036889609" table:style-name="ce47">
            <text:p>99,2%</text:p>
          </table:table-cell>
          <table:table-cell office:value-type="float" office:value="388108" table:style-name="ce46">
            <text:p>388.108</text:p>
          </table:table-cell>
          <table:table-cell office:value-type="percentage" office:value="0.95619245655832008" table:style-name="ce47">
            <text:p>95,6%</text:p>
          </table:table-cell>
          <table:table-cell office:value-type="float" office:value="403634" table:style-name="ce46">
            <text:p>403.634</text:p>
          </table:table-cell>
          <table:table-cell office:value-type="percentage" office:value="0.91068338368443735" table:style-name="ce47">
            <text:p>91,1%</text:p>
          </table:table-cell>
          <table:table-cell office:value-type="float" office:value="257657" table:style-name="ce46">
            <text:p>257.657</text:p>
          </table:table-cell>
          <table:table-cell office:value-type="percentage" office:value="0.7966933409192104" table:style-name="ce47">
            <text:p>79,7%</text:p>
          </table:table-cell>
          <table:table-cell office:value-type="float" office:value="191680" table:style-name="ce46">
            <text:p>191.680</text:p>
          </table:table-cell>
          <table:table-cell office:value-type="percentage" office:value="0.8298518059927007" table:style-name="ce47">
            <text:p>83,0%</text:p>
          </table:table-cell>
          <table:table-cell office:value-type="float" office:value="161850" table:style-name="ce46">
            <text:p>161.850</text:p>
          </table:table-cell>
          <table:table-cell office:value-type="percentage" office:value="0.89913170043387203" table:style-name="ce47">
            <text:p>89,9%</text:p>
          </table:table-cell>
          <table:table-cell office:value-type="float" office:value="2277604" table:style-name="ce46">
            <text:p>2.277.604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279310587871975" table:style-name="ce47">
            <text:p>92,8%</text:p>
          </table:table-cell>
          <table:table-cell office:value-type="percentage" office:value="0.84298911214999972" table:style-name="ce47">
            <text:p>84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52" table:style-name="ce46">
            <text:p>23.152</text:p>
          </table:table-cell>
          <table:table-cell office:value-type="percentage" office:value="1" table:style-name="ce47">
            <text:p>100,0%</text:p>
          </table:table-cell>
          <table:table-cell office:value-type="float" office:value="28546" table:style-name="ce46">
            <text:p>28.546</text:p>
          </table:table-cell>
          <table:table-cell office:value-type="percentage" office:value="1" table:style-name="ce47">
            <text:p>100,0%</text:p>
          </table:table-cell>
          <table:table-cell office:value-type="float" office:value="37422" table:style-name="ce46">
            <text:p>37.422</text:p>
          </table:table-cell>
          <table:table-cell office:value-type="percentage" office:value="0.9921522880322392" table:style-name="ce47">
            <text:p>99,2%</text:p>
          </table:table-cell>
          <table:table-cell office:value-type="float" office:value="44703" table:style-name="ce46">
            <text:p>44.703</text:p>
          </table:table-cell>
          <table:table-cell office:value-type="percentage" office:value="0.93787764350453173" table:style-name="ce47">
            <text:p>93,8%</text:p>
          </table:table-cell>
          <table:table-cell office:value-type="float" office:value="46632" table:style-name="ce46">
            <text:p>46.632</text:p>
          </table:table-cell>
          <table:table-cell office:value-type="percentage" office:value="0.88072978639016375" table:style-name="ce47">
            <text:p>88,1%</text:p>
          </table:table-cell>
          <table:table-cell office:value-type="float" office:value="29906" table:style-name="ce46">
            <text:p>29.906</text:p>
          </table:table-cell>
          <table:table-cell office:value-type="percentage" office:value="0.76059920140390147" table:style-name="ce47">
            <text:p>76,1%</text:p>
          </table:table-cell>
          <table:table-cell office:value-type="float" office:value="22519" table:style-name="ce46">
            <text:p>22.519</text:p>
          </table:table-cell>
          <table:table-cell office:value-type="percentage" office:value="0.73934598463457879" table:style-name="ce47">
            <text:p>73,9%</text:p>
          </table:table-cell>
          <table:table-cell office:value-type="float" office:value="20232" table:style-name="ce46">
            <text:p>20.232</text:p>
          </table:table-cell>
          <table:table-cell office:value-type="percentage" office:value="0.79241735860880469" table:style-name="ce47">
            <text:p>79,2%</text:p>
          </table:table-cell>
          <table:table-cell office:value-type="float" office:value="253112" table:style-name="ce46">
            <text:p>253.112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89133359157657499" table:style-name="ce47">
            <text:p>89,1%</text:p>
          </table:table-cell>
          <table:table-cell office:value-type="percentage" office:value="0.79118763167601291" table:style-name="ce47">
            <text:p>79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0712" table:style-name="ce46">
            <text:p>370.712</text:p>
          </table:table-cell>
          <table:table-cell office:value-type="percentage" office:value="1" table:style-name="ce47">
            <text:p>100,0%</text:p>
          </table:table-cell>
          <table:table-cell office:value-type="float" office:value="508397" table:style-name="ce46">
            <text:p>508.397</text:p>
          </table:table-cell>
          <table:table-cell office:value-type="percentage" office:value="0.96638540452896038" table:style-name="ce47">
            <text:p>96,6%</text:p>
          </table:table-cell>
          <table:table-cell office:value-type="float" office:value="674992" table:style-name="ce46">
            <text:p>674.992</text:p>
          </table:table-cell>
          <table:table-cell office:value-type="percentage" office:value="0.95971836553048884" table:style-name="ce47">
            <text:p>96,0%</text:p>
          </table:table-cell>
          <table:table-cell office:value-type="float" office:value="929741" table:style-name="ce46">
            <text:p>929.741</text:p>
          </table:table-cell>
          <table:table-cell office:value-type="percentage" office:value="0.955753749808539" table:style-name="ce47">
            <text:p>95,6%</text:p>
          </table:table-cell>
          <table:table-cell office:value-type="float" office:value="1004173" table:style-name="ce46">
            <text:p>1.004.173</text:p>
          </table:table-cell>
          <table:table-cell office:value-type="percentage" office:value="0.86123325537256068" table:style-name="ce47">
            <text:p>86,1%</text:p>
          </table:table-cell>
          <table:table-cell office:value-type="float" office:value="707998" table:style-name="ce46">
            <text:p>707.998</text:p>
          </table:table-cell>
          <table:table-cell office:value-type="percentage" office:value="0.74554357440714381" table:style-name="ce47">
            <text:p>74,6%</text:p>
          </table:table-cell>
          <table:table-cell office:value-type="float" office:value="556701" table:style-name="ce46">
            <text:p>556.701</text:p>
          </table:table-cell>
          <table:table-cell office:value-type="percentage" office:value="0.74979090205057408" table:style-name="ce47">
            <text:p>75,0%</text:p>
          </table:table-cell>
          <table:table-cell office:value-type="float" office:value="425124" table:style-name="ce46">
            <text:p>425.124</text:p>
          </table:table-cell>
          <table:table-cell office:value-type="percentage" office:value="0.76800676371440646" table:style-name="ce47">
            <text:p>76,8%</text:p>
          </table:table-cell>
          <table:table-cell office:value-type="float" office:value="5177838" table:style-name="ce46">
            <text:p>5.177.838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6615800735270376" table:style-name="ce47">
            <text:p>86,6%</text:p>
          </table:table-cell>
          <table:table-cell office:value-type="percentage" office:value="0.76370553613865011" table:style-name="ce47">
            <text:p>76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2834" table:style-name="ce46">
            <text:p>72.834</text:p>
          </table:table-cell>
          <table:table-cell office:value-type="percentage" office:value="1" table:style-name="ce47">
            <text:p>100,0%</text:p>
          </table:table-cell>
          <table:table-cell office:value-type="float" office:value="101170" table:style-name="ce46">
            <text:p>101.170</text:p>
          </table:table-cell>
          <table:table-cell office:value-type="percentage" office:value="0.98319711561822754" table:style-name="ce47">
            <text:p>98,3%</text:p>
          </table:table-cell>
          <table:table-cell office:value-type="float" office:value="145119" table:style-name="ce46">
            <text:p>145.119</text:p>
          </table:table-cell>
          <table:table-cell office:value-type="percentage" office:value="0.98781558651954615" table:style-name="ce47">
            <text:p>98,8%</text:p>
          </table:table-cell>
          <table:table-cell office:value-type="float" office:value="204121" table:style-name="ce46">
            <text:p>204.121</text:p>
          </table:table-cell>
          <table:table-cell office:value-type="percentage" office:value="0.95716415950782163" table:style-name="ce47">
            <text:p>95,7%</text:p>
          </table:table-cell>
          <table:table-cell office:value-type="float" office:value="225044" table:style-name="ce46">
            <text:p>225.044</text:p>
          </table:table-cell>
          <table:table-cell office:value-type="percentage" office:value="0.88545269262699833" table:style-name="ce47">
            <text:p>88,5%</text:p>
          </table:table-cell>
          <table:table-cell office:value-type="float" office:value="158014" table:style-name="ce46">
            <text:p>158.014</text:p>
          </table:table-cell>
          <table:table-cell office:value-type="percentage" office:value="0.75603699468428687" table:style-name="ce47">
            <text:p>75,6%</text:p>
          </table:table-cell>
          <table:table-cell office:value-type="float" office:value="130006" table:style-name="ce46">
            <text:p>130.006</text:p>
          </table:table-cell>
          <table:table-cell office:value-type="percentage" office:value="0.75476057777158512" table:style-name="ce47">
            <text:p>75,5%</text:p>
          </table:table-cell>
          <table:table-cell office:value-type="float" office:value="111614" table:style-name="ce46">
            <text:p>111.614</text:p>
          </table:table-cell>
          <table:table-cell office:value-type="percentage" office:value="0.78660126573357581" table:style-name="ce47">
            <text:p>78,7%</text:p>
          </table:table-cell>
          <table:table-cell office:value-type="float" office:value="1147922" table:style-name="ce46">
            <text:p>1.147.922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7618470434771323" table:style-name="ce47">
            <text:p>87,6%</text:p>
          </table:table-cell>
          <table:table-cell office:value-type="percentage" office:value="0.7595839473389927" table:style-name="ce47">
            <text:p>7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08" table:style-name="ce46">
            <text:p>42.108</text:p>
          </table:table-cell>
          <table:table-cell office:value-type="percentage" office:value="1" table:style-name="ce47">
            <text:p>100,0%</text:p>
          </table:table-cell>
          <table:table-cell office:value-type="float" office:value="55727" table:style-name="ce46">
            <text:p>55.727</text:p>
          </table:table-cell>
          <table:table-cell office:value-type="percentage" office:value="0.99883495841697734" table:style-name="ce47">
            <text:p>99,9%</text:p>
          </table:table-cell>
          <table:table-cell office:value-type="float" office:value="71505" table:style-name="ce46">
            <text:p>71.505</text:p>
          </table:table-cell>
          <table:table-cell office:value-type="percentage" office:value="0.96832511781593633" table:style-name="ce47">
            <text:p>96,8%</text:p>
          </table:table-cell>
          <table:table-cell office:value-type="float" office:value="90554" table:style-name="ce46">
            <text:p>90.554</text:p>
          </table:table-cell>
          <table:table-cell office:value-type="percentage" office:value="0.93650071359132936" table:style-name="ce47">
            <text:p>93,7%</text:p>
          </table:table-cell>
          <table:table-cell office:value-type="float" office:value="93650" table:style-name="ce46">
            <text:p>93.650</text:p>
          </table:table-cell>
          <table:table-cell office:value-type="percentage" office:value="0.86711357197088945" table:style-name="ce47">
            <text:p>86,7%</text:p>
          </table:table-cell>
          <table:table-cell office:value-type="float" office:value="61960" table:style-name="ce46">
            <text:p>61.960</text:p>
          </table:table-cell>
          <table:table-cell office:value-type="percentage" office:value="0.76173147613134828" table:style-name="ce47">
            <text:p>76,2%</text:p>
          </table:table-cell>
          <table:table-cell office:value-type="float" office:value="54233" table:style-name="ce46">
            <text:p>54.233</text:p>
          </table:table-cell>
          <table:table-cell office:value-type="percentage" office:value="0.79605736345354994" table:style-name="ce47">
            <text:p>79,6%</text:p>
          </table:table-cell>
          <table:table-cell office:value-type="float" office:value="46587" table:style-name="ce46">
            <text:p>46.587</text:p>
          </table:table-cell>
          <table:table-cell office:value-type="percentage" office:value="0.82618642264311559" table:style-name="ce47">
            <text:p>82,6%</text:p>
          </table:table-cell>
          <table:table-cell office:value-type="float" office:value="516324" table:style-name="ce46">
            <text:p>516.324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88814044454841623" table:style-name="ce47">
            <text:p>88,8%</text:p>
          </table:table-cell>
          <table:table-cell office:value-type="percentage" office:value="0.78089283526694764" table:style-name="ce47">
            <text:p>78,1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1842" table:style-name="ce46">
            <text:p>161.842</text:p>
          </table:table-cell>
          <table:table-cell office:value-type="percentage" office:value="1.0246407090851535" table:style-name="ce47">
            <text:p>102,5%</text:p>
          </table:table-cell>
          <table:table-cell office:value-type="float" office:value="212137" table:style-name="ce46">
            <text:p>212.137</text:p>
          </table:table-cell>
          <table:table-cell office:value-type="percentage" office:value="0.99556975985658036" table:style-name="ce47">
            <text:p>99,6%</text:p>
          </table:table-cell>
          <table:table-cell office:value-type="float" office:value="272955" table:style-name="ce46">
            <text:p>272.955</text:p>
          </table:table-cell>
          <table:table-cell office:value-type="percentage" office:value="0.97442515502340077" table:style-name="ce47">
            <text:p>97,4%</text:p>
          </table:table-cell>
          <table:table-cell office:value-type="float" office:value="320057" table:style-name="ce46">
            <text:p>320.057</text:p>
          </table:table-cell>
          <table:table-cell office:value-type="percentage" office:value="0.9414078011159579" table:style-name="ce47">
            <text:p>94,1%</text:p>
          </table:table-cell>
          <table:table-cell office:value-type="float" office:value="314869" table:style-name="ce46">
            <text:p>314.869</text:p>
          </table:table-cell>
          <table:table-cell office:value-type="percentage" office:value="0.8694844159466274" table:style-name="ce47">
            <text:p>86,9%</text:p>
          </table:table-cell>
          <table:table-cell office:value-type="float" office:value="195011" table:style-name="ce46">
            <text:p>195.011</text:p>
          </table:table-cell>
          <table:table-cell office:value-type="percentage" office:value="0.7484791378006701" table:style-name="ce47">
            <text:p>74,8%</text:p>
          </table:table-cell>
          <table:table-cell office:value-type="float" office:value="154705" table:style-name="ce46">
            <text:p>154.705</text:p>
          </table:table-cell>
          <table:table-cell office:value-type="percentage" office:value="0.76763722250339894" table:style-name="ce47">
            <text:p>76,8%</text:p>
          </table:table-cell>
          <table:table-cell office:value-type="float" office:value="139179" table:style-name="ce46">
            <text:p>139.179</text:p>
          </table:table-cell>
          <table:table-cell office:value-type="percentage" office:value="0.82546884452510583" table:style-name="ce47">
            <text:p>82,5%</text:p>
          </table:table-cell>
          <table:table-cell office:value-type="float" office:value="1770755" table:style-name="ce46">
            <text:p>1.770.755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89254328375361591" table:style-name="ce47">
            <text:p>89,3%</text:p>
          </table:table-cell>
          <table:table-cell office:value-type="percentage" office:value="0.79745634324459669" table:style-name="ce47">
            <text:p>79,7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5" table:style-name="ce46">
            <text:p>2.375</text:p>
          </table:table-cell>
          <table:table-cell office:value-type="percentage" office:value="0.91170825335892514" table:style-name="ce47">
            <text:p>91,2%</text:p>
          </table:table-cell>
          <table:table-cell office:value-type="float" office:value="3856" table:style-name="ce46">
            <text:p>3.856</text:p>
          </table:table-cell>
          <table:table-cell office:value-type="percentage" office:value="0.89300602130616025" table:style-name="ce47">
            <text:p>89,3%</text:p>
          </table:table-cell>
          <table:table-cell office:value-type="float" office:value="7496" table:style-name="ce46">
            <text:p>7.496</text:p>
          </table:table-cell>
          <table:table-cell office:value-type="percentage" office:value="0.95405371006745576" table:style-name="ce47">
            <text:p>95,4%</text:p>
          </table:table-cell>
          <table:table-cell office:value-type="float" office:value="10381" table:style-name="ce46">
            <text:p>10.381</text:p>
          </table:table-cell>
          <table:table-cell office:value-type="percentage" office:value="0.89832121841467638" table:style-name="ce47">
            <text:p>89,8%</text:p>
          </table:table-cell>
          <table:table-cell office:value-type="float" office:value="10791" table:style-name="ce46">
            <text:p>10.791</text:p>
          </table:table-cell>
          <table:table-cell office:value-type="percentage" office:value="0.85358329378262932" table:style-name="ce47">
            <text:p>85,4%</text:p>
          </table:table-cell>
          <table:table-cell office:value-type="float" office:value="8640" table:style-name="ce46">
            <text:p>8.640</text:p>
          </table:table-cell>
          <table:table-cell office:value-type="percentage" office:value="0.72641668067933407" table:style-name="ce47">
            <text:p>72,6%</text:p>
          </table:table-cell>
          <table:table-cell office:value-type="float" office:value="8190" table:style-name="ce46">
            <text:p>8.190</text:p>
          </table:table-cell>
          <table:table-cell office:value-type="percentage" office:value="0.74678581198139871" table:style-name="ce47">
            <text:p>74,7%</text:p>
          </table:table-cell>
          <table:table-cell office:value-type="float" office:value="7070" table:style-name="ce46">
            <text:p>7.070</text:p>
          </table:table-cell>
          <table:table-cell office:value-type="percentage" office:value="0.77470962086346706" table:style-name="ce47">
            <text:p>77,5%</text:p>
          </table:table-cell>
          <table:table-cell office:value-type="float" office:value="58799" table:style-name="ce46">
            <text:p>58.799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2856337631226662" table:style-name="ce47">
            <text:p>82,9%</text:p>
          </table:table-cell>
          <table:table-cell office:value-type="percentage" office:value="0.69830882876891287" table:style-name="ce47">
            <text:p>69,8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1962" table:style-name="ce46">
            <text:p>1.962</text:p>
          </table:table-cell>
          <table:table-cell office:value-type="percentage" office:value="0.83524904214559392" table:style-name="ce47">
            <text:p>83,5%</text:p>
          </table:table-cell>
          <table:table-cell office:value-type="float" office:value="3237" table:style-name="ce46">
            <text:p>3.237</text:p>
          </table:table-cell>
          <table:table-cell office:value-type="percentage" office:value="0.86366061899679825" table:style-name="ce47">
            <text:p>86,4%</text:p>
          </table:table-cell>
          <table:table-cell office:value-type="float" office:value="6990" table:style-name="ce46">
            <text:p>6.990</text:p>
          </table:table-cell>
          <table:table-cell office:value-type="percentage" office:value="0.89306247604446143" table:style-name="ce47">
            <text:p>89,3%</text:p>
          </table:table-cell>
          <table:table-cell office:value-type="float" office:value="9465" table:style-name="ce46">
            <text:p>9.465</text:p>
          </table:table-cell>
          <table:table-cell office:value-type="percentage" office:value="0.83768475086290817" table:style-name="ce47">
            <text:p>83,8%</text:p>
          </table:table-cell>
          <table:table-cell office:value-type="float" office:value="9793" table:style-name="ce46">
            <text:p>9.793</text:p>
          </table:table-cell>
          <table:table-cell office:value-type="percentage" office:value="0.81594734210964837" table:style-name="ce47">
            <text:p>81,6%</text:p>
          </table:table-cell>
          <table:table-cell office:value-type="float" office:value="8157" table:style-name="ce46">
            <text:p>8.157</text:p>
          </table:table-cell>
          <table:table-cell office:value-type="percentage" office:value="0.6722986895244375" table:style-name="ce47">
            <text:p>67,2%</text:p>
          </table:table-cell>
          <table:table-cell office:value-type="float" office:value="7796" table:style-name="ce46">
            <text:p>7.796</text:p>
          </table:table-cell>
          <table:table-cell office:value-type="percentage" office:value="0.64993747394747814" table:style-name="ce47">
            <text:p>65,0%</text:p>
          </table:table-cell>
          <table:table-cell office:value-type="float" office:value="6969" table:style-name="ce46">
            <text:p>6.969</text:p>
          </table:table-cell>
          <table:table-cell office:value-type="percentage" office:value="0.72790891999164409" table:style-name="ce47">
            <text:p>72,8%</text:p>
          </table:table-cell>
          <table:table-cell office:value-type="float" office:value="54369" table:style-name="ce46">
            <text:p>54.369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76654870500655603" table:style-name="ce47">
            <text:p>76,7%</text:p>
          </table:table-cell>
          <table:table-cell office:value-type="percentage" office:value="0.62438559419357798" table:style-name="ce47">
            <text:p>62,4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7" table:style-name="ce46">
            <text:p>17</text:p>
          </table:table-cell>
          <table:table-cell office:value-type="string" table:style-name="ce47">
            <text:p>-</text:p>
          </table:table-cell>
          <table:table-cell office:value-type="float" office:value="3394" table:style-name="ce46">
            <text:p>3.394</text:p>
          </table:table-cell>
          <table:table-cell office:value-type="string" table:style-name="ce47">
            <text:p>-</text:p>
          </table:table-cell>
          <table:table-cell office:value-type="float" office:value="8919" table:style-name="ce46">
            <text:p>8.919</text:p>
          </table:table-cell>
          <table:table-cell office:value-type="string" table:style-name="ce47">
            <text:p>-</text:p>
          </table:table-cell>
          <table:table-cell office:value-type="float" office:value="20651" table:style-name="ce46">
            <text:p>20.651</text:p>
          </table:table-cell>
          <table:table-cell office:value-type="string" table:style-name="ce47">
            <text:p>-</text:p>
          </table:table-cell>
          <table:table-cell office:value-type="float" office:value="29910" table:style-name="ce46">
            <text:p>29.910</text:p>
          </table:table-cell>
          <table:table-cell office:value-type="string" table:style-name="ce47">
            <text:p>-</text:p>
          </table:table-cell>
          <table:table-cell office:value-type="float" office:value="22566" table:style-name="ce46">
            <text:p>22.566</text:p>
          </table:table-cell>
          <table:table-cell office:value-type="string" table:style-name="ce47">
            <text:p>-</text:p>
          </table:table-cell>
          <table:table-cell office:value-type="float" office:value="1145" table:style-name="ce46">
            <text:p>1.145</text:p>
          </table:table-cell>
          <table:table-cell office:value-type="string" table:style-name="ce47">
            <text:p>-</text:p>
          </table:table-cell>
          <table:table-cell office:value-type="float" office:value="86625" table:style-name="ce46">
            <text:p>86.625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5" table:style-name="ce49">
            <text:p>25</text:p>
          </table:table-cell>
          <table:table-cell office:value-type="string" table:style-name="ce50">
            <text:p>-</text:p>
          </table:table-cell>
          <table:table-cell office:value-type="float" office:value="32" table:style-name="ce49">
            <text:p>32</text:p>
          </table:table-cell>
          <table:table-cell office:value-type="string" table:style-name="ce50">
            <text:p>-</text:p>
          </table:table-cell>
          <table:table-cell office:value-type="float" office:value="206" table:style-name="ce49">
            <text:p>206</text:p>
          </table:table-cell>
          <table:table-cell office:value-type="string" table:style-name="ce50">
            <text:p>-</text:p>
          </table:table-cell>
          <table:table-cell office:value-type="float" office:value="623" table:style-name="ce49">
            <text:p>623</text:p>
          </table:table-cell>
          <table:table-cell office:value-type="string" table:style-name="ce50">
            <text:p>-</text:p>
          </table:table-cell>
          <table:table-cell office:value-type="float" office:value="1179" table:style-name="ce49">
            <text:p>1.179</text:p>
          </table:table-cell>
          <table:table-cell office:value-type="string" table:style-name="ce50">
            <text:p>-</text:p>
          </table:table-cell>
          <table:table-cell office:value-type="float" office:value="1317" table:style-name="ce49">
            <text:p>1.317</text:p>
          </table:table-cell>
          <table:table-cell office:value-type="string" table:style-name="ce50">
            <text:p>-</text:p>
          </table:table-cell>
          <table:table-cell office:value-type="float" office:value="1121" table:style-name="ce49">
            <text:p>1.121</text:p>
          </table:table-cell>
          <table:table-cell office:value-type="string" table:style-name="ce50">
            <text:p>-</text:p>
          </table:table-cell>
          <table:table-cell office:value-type="float" office:value="148" table:style-name="ce49">
            <text:p>148</text:p>
          </table:table-cell>
          <table:table-cell office:value-type="string" table:style-name="ce50">
            <text:p>-</text:p>
          </table:table-cell>
          <table:table-cell office:value-type="float" office:value="4651" table:style-name="ce49">
            <text:p>4.651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8"/>
          <table:table-cell table:number-columns-repeated="16343" table:style-name="ce51"/>
        </table:table-row>
        <table:table-row table:style-name="ro8">
          <table:table-cell office:value-type="string" table:style-name="ce52">
            <text:p>Total España</text:p>
          </table:table-cell>
          <table:table-cell office:value-type="float" office:value="2901815" table:style-name="ce53">
            <text:p>2.901.815</text:p>
          </table:table-cell>
          <table:table-cell office:value-type="percentage" office:value="1" table:style-name="ce54">
            <text:p>100,0%</text:p>
          </table:table-cell>
          <table:table-cell office:value-type="float" office:value="3915321" table:style-name="ce53">
            <text:p>3.915.321</text:p>
          </table:table-cell>
          <table:table-cell office:value-type="percentage" office:value="0.98870618894482265" table:style-name="ce54">
            <text:p>98,9%</text:p>
          </table:table-cell>
          <table:table-cell office:value-type="float" office:value="5200512" table:style-name="ce53">
            <text:p>5.200.512</text:p>
          </table:table-cell>
          <table:table-cell office:value-type="percentage" office:value="0.97442863818642211" table:style-name="ce54">
            <text:p>97,4%</text:p>
          </table:table-cell>
          <table:table-cell office:value-type="float" office:value="6594957" table:style-name="ce53">
            <text:p>6.594.957</text:p>
          </table:table-cell>
          <table:table-cell office:value-type="percentage" office:value="0.93767525542042396" table:style-name="ce54">
            <text:p>93,8%</text:p>
          </table:table-cell>
          <table:table-cell office:value-type="float" office:value="6832910" table:style-name="ce53">
            <text:p>6.832.910</text:p>
          </table:table-cell>
          <table:table-cell office:value-type="percentage" office:value="0.86583093177078763" table:style-name="ce54">
            <text:p>86,6%</text:p>
          </table:table-cell>
          <table:table-cell office:value-type="float" office:value="4690191" table:style-name="ce53">
            <text:p>4.690.191</text:p>
          </table:table-cell>
          <table:table-cell office:value-type="percentage" office:value="0.75279095108293959" table:style-name="ce54">
            <text:p>75,3%</text:p>
          </table:table-cell>
          <table:table-cell office:value-type="float" office:value="3742255" table:style-name="ce53">
            <text:p>3.742.255</text:p>
          </table:table-cell>
          <table:table-cell office:value-type="percentage" office:value="0.7568306287212011" table:style-name="ce54">
            <text:p>75,7%</text:p>
          </table:table-cell>
          <table:table-cell office:value-type="float" office:value="3116957" table:style-name="ce53">
            <text:p>3.116.957</text:p>
          </table:table-cell>
          <table:table-cell office:value-type="percentage" office:value="0.80154504632155954" table:style-name="ce54">
            <text:p>80,2%</text:p>
          </table:table-cell>
          <table:table-cell office:value-type="float" office:value="36994918" table:style-name="ce53">
            <text:p>36.994.918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783254973957989" table:style-name="ce54">
            <text:p>87,8%</text:p>
          </table:table-cell>
          <table:table-cell office:value-type="percentage" office:value="0.77964801221981639" table:style-name="ce54">
            <text:p>78,0%</text:p>
          </table:table-cell>
          <table:table-cell table:number-columns-repeated="16363" table:style-name="ce28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4"/>
          <table:covered-table-cell table:number-columns-repeated="6"/>
          <table:table-cell table:style-name="ce28"/>
          <table:table-cell table:style-name="ce55"/>
          <table:table-cell table:style-name="ce28"/>
          <table:table-cell table:style-name="ce55"/>
          <table:table-cell table:style-name="ce51"/>
          <table:table-cell table:style-name="ce55"/>
          <table:table-cell table:style-name="ce28"/>
          <table:table-cell table:style-name="ce55"/>
          <table:table-cell table:number-columns-repeated="2" table:style-name="ce28"/>
          <table:table-cell table:style-name="ce55"/>
          <table:table-cell table:number-columns-repeated="16366" table:style-name="ce28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10-14T15:46:29Z</meta:creation-date>
    <dc:date>2021-10-14T15:46:45Z</dc:date>
  </office:meta>
</office:document-meta>
</file>